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000000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2" table:number-columns-repeated="3" table:default-cell-style-name="ce2"/>
        <table:table-column table:style-name="co2" table:number-columns-repeated="5" table:default-cell-style-name="Default"/>
        <table:table-column table:style-name="co1" table:number-columns-repeated="4" table:default-cell-style-name="Default"/>
        <table:table-column table:style-name="co1" table:number-columns-repeated="1006" table:default-cell-style-name="ce2"/>
        <table:table-row table:style-name="ro1">
          <table:table-cell table:style-name="ce1" office:value-type="string">
            <text:p>id</text:p>
          </table:table-cell>
          <table:table-cell office:value-type="string">
            <text:p>is_enabled</text:p>
          </table:table-cell>
          <table:table-cell office:value-type="string">
            <text:p>tag</text:p>
          </table:table-cell>
          <table:table-cell office:value-type="string">
            <text:p>Iso_639_1</text:p>
          </table:table-cell>
          <table:table-cell office:value-type="string">
            <text:p>Iso_639_2</text:p>
          </table:table-cell>
          <table:table-cell office:value-type="string">
            <text:p>Iso_639_3</text:p>
          </table:table-cell>
          <table:table-cell table:style-name="Default" office:value-type="string">
            <text:p>name</text:p>
          </table:table-cell>
          <table:table-cell table:style-name="ce4" office:value-type="string">
            <text:p>name_de</text:p>
          </table:table-cell>
          <table:table-cell office:value-type="string">
            <text:p>name_en</text:p>
          </table:table-cell>
          <table:table-cell office:value-type="string">
            <text:p>name_es</text:p>
          </table:table-cell>
          <table:table-cell office:value-type="string">
            <text:p>name_fr</text:p>
          </table:table-cell>
          <table:table-cell office:value-type="string">
            <text:p>name_pt</text:p>
          </table:table-cell>
          <table:table-cell office:value-type="string">
            <text:p>name_ru</text:p>
          </table:table-cell>
          <table:table-cell office:value-type="string">
            <text:p>name_zh</text:p>
          </table:table-cell>
          <table:table-cell table:number-columns-repeated="4"/>
          <table:table-cell table:style-name="ce1" table:number-columns-repeated="1006"/>
        </table:table-row>
        <table:table-row table:style-name="ro2">
          <table:table-cell office:value-type="string">
            <text:p>1</text:p>
          </table:table-cell>
          <table:table-cell office:value-type="string">
            <text:p>false</text:p>
          </table:table-cell>
          <table:table-cell table:number-columns-repeated="2" office:value-type="string">
            <text:p>am</text:p>
          </table:table-cell>
          <table:table-cell office:value-type="string">
            <text:p>amh</text:p>
          </table:table-cell>
          <table:table-cell office:value-type="string">
            <text:p>amh</text:p>
          </table:table-cell>
          <table:table-cell table:style-name="Default" office:value-type="string">
            <text:p>አማርኛ / Āmariññā</text:p>
          </table:table-cell>
          <table:table-cell office:value-type="string">
            <text:p>Amharisch</text:p>
          </table:table-cell>
          <table:table-cell office:value-type="string">
            <text:p>Amharic</text:p>
          </table:table-cell>
          <table:table-cell office:value-type="string">
            <text:p>Amhárico</text:p>
          </table:table-cell>
          <table:table-cell office:value-type="string">
            <text:p>Amharique</text:p>
          </table:table-cell>
          <table:table-cell office:value-type="string">
            <text:p>Amárico</text:p>
          </table:table-cell>
          <table:table-cell office:value-type="string">
            <text:p>Амхарский</text:p>
          </table:table-cell>
          <table:table-cell office:value-type="string">
            <text:p>阿姆哈拉语</text:p>
          </table:table-cell>
          <table:table-cell table:number-columns-repeated="1010"/>
        </table:table-row>
        <table:table-row table:style-name="ro2">
          <table:table-cell office:value-type="string">
            <text:p>2</text:p>
          </table:table-cell>
          <table:table-cell office:value-type="string">
            <text:p>false</text:p>
          </table:table-cell>
          <table:table-cell office:value-type="string">
            <text:p>ar</text:p>
          </table:table-cell>
          <table:table-cell office:value-type="string">
            <text:p>ar</text:p>
          </table:table-cell>
          <table:table-cell office:value-type="string">
            <text:p>ara</text:p>
          </table:table-cell>
          <table:table-cell office:value-type="string">
            <text:p>ara</text:p>
          </table:table-cell>
          <table:table-cell table:style-name="Default" office:value-type="string">
            <text:p>العربية / Al-ʿArabīyah</text:p>
          </table:table-cell>
          <table:table-cell office:value-type="string">
            <text:p>Arabisch</text:p>
          </table:table-cell>
          <table:table-cell office:value-type="string">
            <text:p>Arabic</text:p>
          </table:table-cell>
          <table:table-cell office:value-type="string">
            <text:p>Árabe</text:p>
          </table:table-cell>
          <table:table-cell office:value-type="string">
            <text:p>Arabe</text:p>
          </table:table-cell>
          <table:table-cell office:value-type="string">
            <text:p>Árabe</text:p>
          </table:table-cell>
          <table:table-cell office:value-type="string">
            <text:p>Арабский</text:p>
          </table:table-cell>
          <table:table-cell office:value-type="string">
            <text:p>阿拉伯语</text:p>
          </table:table-cell>
          <table:table-cell table:number-columns-repeated="1010"/>
        </table:table-row>
        <table:table-row table:style-name="ro2">
          <table:table-cell office:value-type="string">
            <text:p>3</text:p>
          </table:table-cell>
          <table:table-cell office:value-type="string">
            <text:p>false</text:p>
          </table:table-cell>
          <table:table-cell office:value-type="string">
            <text:p>arc</text:p>
          </table:table-cell>
          <table:table-cell table:number-columns-repeated="2"/>
          <table:table-cell office:value-type="string">
            <text:p>arc</text:p>
          </table:table-cell>
          <table:table-cell table:style-name="Default" office:value-type="string">
            <text:p>ܐܪܡܝܐ‎ / ארמית / Arāmît</text:p>
          </table:table-cell>
          <table:table-cell office:value-type="string">
            <text:p>Aramäisch</text:p>
          </table:table-cell>
          <table:table-cell office:value-type="string">
            <text:p>Aramaic</text:p>
          </table:table-cell>
          <table:table-cell office:value-type="string">
            <text:p>Arameo</text:p>
          </table:table-cell>
          <table:table-cell office:value-type="string">
            <text:p>Araméen</text:p>
          </table:table-cell>
          <table:table-cell office:value-type="string">
            <text:p>Aramaico</text:p>
          </table:table-cell>
          <table:table-cell office:value-type="string">
            <text:p>Арамейские</text:p>
          </table:table-cell>
          <table:table-cell office:value-type="string">
            <text:p>亚拉姆语</text:p>
          </table:table-cell>
          <table:table-cell table:number-columns-repeated="1010"/>
        </table:table-row>
        <table:table-row table:style-name="ro2">
          <table:table-cell office:value-type="string">
            <text:p>4</text:p>
          </table:table-cell>
          <table:table-cell office:value-type="string">
            <text:p>false</text:p>
          </table:table-cell>
          <table:table-cell table:number-columns-repeated="2" office:value-type="string">
            <text:p>as</text:p>
          </table:table-cell>
          <table:table-cell office:value-type="string">
            <text:p>asm</text:p>
          </table:table-cell>
          <table:table-cell office:value-type="string">
            <text:p>asm</text:p>
          </table:table-cell>
          <table:table-cell table:style-name="Default" office:value-type="string">
            <text:p>অসমীয়া / Ôxômiya</text:p>
          </table:table-cell>
          <table:table-cell office:value-type="string">
            <text:p>Assamesisch</text:p>
          </table:table-cell>
          <table:table-cell office:value-type="string">
            <text:p>Assamese</text:p>
          </table:table-cell>
          <table:table-cell office:value-type="string">
            <text:p>Asamés</text:p>
          </table:table-cell>
          <table:table-cell office:value-type="string">
            <text:p>Assamais</text:p>
          </table:table-cell>
          <table:table-cell office:value-type="string">
            <text:p>Assamês</text:p>
          </table:table-cell>
          <table:table-cell office:value-type="string">
            <text:p>Ассамский</text:p>
          </table:table-cell>
          <table:table-cell office:value-type="string">
            <text:p>阿萨姆语</text:p>
          </table:table-cell>
          <table:table-cell table:number-columns-repeated="1010"/>
        </table:table-row>
        <table:table-row table:style-name="ro1">
          <table:table-cell office:value-type="string">
            <text:p>5</text:p>
          </table:table-cell>
          <table:table-cell office:value-type="string">
            <text:p>false</text:p>
          </table:table-cell>
          <table:table-cell office:value-type="string">
            <text:p>az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string">
            <text:p>aze</text:p>
          </table:table-cell>
          <table:table-cell table:style-name="Default" office:value-type="string">
            <text:p>Azərbaycanca</text:p>
          </table:table-cell>
          <table:table-cell office:value-type="string">
            <text:p>Aserbaidschanisch</text:p>
          </table:table-cell>
          <table:table-cell office:value-type="string">
            <text:p>Azerbaijani</text:p>
          </table:table-cell>
          <table:table-cell office:value-type="string">
            <text:p>Azerí</text:p>
          </table:table-cell>
          <table:table-cell office:value-type="string">
            <text:p>Azéri</text:p>
          </table:table-cell>
          <table:table-cell office:value-type="string">
            <text:p>Azeri</text:p>
          </table:table-cell>
          <table:table-cell office:value-type="string">
            <text:p>Азербайджанский</text:p>
          </table:table-cell>
          <table:table-cell office:value-type="string">
            <text:p>阿塞拜疆语</text:p>
          </table:table-cell>
          <table:table-cell table:number-columns-repeated="1010"/>
        </table:table-row>
        <table:table-row table:style-name="ro1">
          <table:table-cell office:value-type="string">
            <text:p>6</text:p>
          </table:table-cell>
          <table:table-cell office:value-type="string">
            <text:p>false</text:p>
          </table:table-cell>
          <table:table-cell office:value-type="string">
            <text:p>bg</text:p>
          </table:table-cell>
          <table:table-cell office:value-type="string">
            <text:p>bg</text:p>
          </table:table-cell>
          <table:table-cell office:value-type="string">
            <text:p>bul</text:p>
          </table:table-cell>
          <table:table-cell office:value-type="string">
            <text:p>bui</text:p>
          </table:table-cell>
          <table:table-cell table:style-name="Default" office:value-type="string">
            <text:p>Български / Bulgarski</text:p>
          </table:table-cell>
          <table:table-cell office:value-type="string">
            <text:p>Bulgarisch</text:p>
          </table:table-cell>
          <table:table-cell office:value-type="string">
            <text:p>Bulgarian</text:p>
          </table:table-cell>
          <table:table-cell office:value-type="string">
            <text:p>Búlgaro</text:p>
          </table:table-cell>
          <table:table-cell office:value-type="string">
            <text:p>Bulgare</text:p>
          </table:table-cell>
          <table:table-cell office:value-type="string">
            <text:p>Búlgaro</text:p>
          </table:table-cell>
          <table:table-cell office:value-type="string">
            <text:p>Болгарский</text:p>
          </table:table-cell>
          <table:table-cell office:value-type="string">
            <text:p>保加利亚语</text:p>
          </table:table-cell>
          <table:table-cell table:number-columns-repeated="1010"/>
        </table:table-row>
        <table:table-row table:style-name="ro2">
          <table:table-cell office:value-type="string">
            <text:p>7</text:p>
          </table:table-cell>
          <table:table-cell office:value-type="string">
            <text:p>false</text:p>
          </table:table-cell>
          <table:table-cell office:value-type="string">
            <text:p>bh</text:p>
          </table:table-cell>
          <table:table-cell office:value-type="string">
            <text:p>bh</text:p>
          </table:table-cell>
          <table:table-cell office:value-type="string">
            <text:p>bho</text:p>
          </table:table-cell>
          <table:table-cell office:value-type="string">
            <text:p>bho</text:p>
          </table:table-cell>
          <table:table-cell table:style-name="Default" office:value-type="string">
            <text:p>भोजपुरी / Bhōjapurī</text:p>
          </table:table-cell>
          <table:table-cell office:value-type="string">
            <text:p>Bhojpuri</text:p>
          </table:table-cell>
          <table:table-cell office:value-type="string">
            <text:p>Bhojpuri</text:p>
          </table:table-cell>
          <table:table-cell office:value-type="string">
            <text:p>Bopurí</text:p>
          </table:table-cell>
          <table:table-cell office:value-type="string">
            <text:p>Bhodjpouri</text:p>
          </table:table-cell>
          <table:table-cell office:value-type="string">
            <text:p>Bhojpuri</text:p>
          </table:table-cell>
          <table:table-cell office:value-type="string">
            <text:p>Бходжпури</text:p>
          </table:table-cell>
          <table:table-cell office:value-type="string">
            <text:p>博杰普尔语</text:p>
          </table:table-cell>
          <table:table-cell table:number-columns-repeated="1010"/>
        </table:table-row>
        <table:table-row table:style-name="ro2">
          <table:table-cell office:value-type="string">
            <text:p>8</text:p>
          </table:table-cell>
          <table:table-cell office:value-type="string">
            <text:p>false</text:p>
          </table:table-cell>
          <table:table-cell office:value-type="string">
            <text:p>bn</text:p>
          </table:table-cell>
          <table:table-cell office:value-type="string">
            <text:p>bn</text:p>
          </table:table-cell>
          <table:table-cell office:value-type="string">
            <text:p>ben</text:p>
          </table:table-cell>
          <table:table-cell office:value-type="string">
            <text:p>ben</text:p>
          </table:table-cell>
          <table:table-cell table:style-name="Default" office:value-type="string">
            <text:p>বাংলা / Bangla</text:p>
          </table:table-cell>
          <table:table-cell office:value-type="string">
            <text:p>Bengalisch</text:p>
          </table:table-cell>
          <table:table-cell office:value-type="string">
            <text:p>Bengali</text:p>
          </table:table-cell>
          <table:table-cell office:value-type="string">
            <text:p>Bengalí</text:p>
          </table:table-cell>
          <table:table-cell table:number-columns-repeated="2" office:value-type="string">
            <text:p>Bengali</text:p>
          </table:table-cell>
          <table:table-cell office:value-type="string">
            <text:p>Бенгальский</text:p>
          </table:table-cell>
          <table:table-cell office:value-type="string">
            <text:p>孟加拉语</text:p>
          </table:table-cell>
          <table:table-cell table:number-columns-repeated="1010"/>
        </table:table-row>
        <table:table-row table:style-name="ro1">
          <table:table-cell office:value-type="string">
            <text:p>9</text:p>
          </table:table-cell>
          <table:table-cell office:value-type="string">
            <text:p>false</text:p>
          </table:table-cell>
          <table:table-cell table:number-columns-repeated="2" office:value-type="string">
            <text:p>ca</text:p>
          </table:table-cell>
          <table:table-cell table:number-columns-repeated="2" office:value-type="string">
            <text:p>cat</text:p>
          </table:table-cell>
          <table:table-cell table:style-name="Default" office:value-type="string">
            <text:p>Català</text:p>
          </table:table-cell>
          <table:table-cell office:value-type="string">
            <text:p>Katalanisch</text:p>
          </table:table-cell>
          <table:table-cell office:value-type="string">
            <text:p>Catalan</text:p>
          </table:table-cell>
          <table:table-cell office:value-type="string">
            <text:p>Catalán</text:p>
          </table:table-cell>
          <table:table-cell office:value-type="string">
            <text:p>Catalan</text:p>
          </table:table-cell>
          <table:table-cell office:value-type="string">
            <text:p>Catalão</text:p>
          </table:table-cell>
          <table:table-cell office:value-type="string">
            <text:p>Каталанский</text:p>
          </table:table-cell>
          <table:table-cell office:value-type="string">
            <text:p>加泰罗尼亚语</text:p>
          </table:table-cell>
          <table:table-cell table:number-columns-repeated="1010"/>
        </table:table-row>
        <table:table-row table:style-name="ro1">
          <table:table-cell office:value-type="string">
            <text:p>10</text:p>
          </table:table-cell>
          <table:table-cell office:value-type="string">
            <text:p>false</text:p>
          </table:table-cell>
          <table:table-cell office:value-type="string">
            <text:p>ceb</text:p>
          </table:table-cell>
          <table:table-cell/>
          <table:table-cell office:value-type="string">
            <text:p>ceb</text:p>
          </table:table-cell>
          <table:table-cell office:value-type="string">
            <text:p>ceb</text:p>
          </table:table-cell>
          <table:table-cell table:style-name="Default" office:value-type="string">
            <text:p>Sinugboanon</text:p>
          </table:table-cell>
          <table:table-cell table:number-columns-repeated="5" office:value-type="string">
            <text:p>Cebuano</text:p>
          </table:table-cell>
          <table:table-cell office:value-type="string">
            <text:p>Себуанский</text:p>
          </table:table-cell>
          <table:table-cell office:value-type="string">
            <text:p>宿务语</text:p>
          </table:table-cell>
          <table:table-cell table:number-columns-repeated="1010"/>
        </table:table-row>
        <table:table-row table:style-name="ro1">
          <table:table-cell office:value-type="string">
            <text:p>11</text:p>
          </table:table-cell>
          <table:table-cell office:value-type="string">
            <text:p>false</text:p>
          </table:table-cell>
          <table:table-cell table:number-columns-repeated="2" office:value-type="string">
            <text:p>cs</text:p>
          </table:table-cell>
          <table:table-cell office:value-type="string">
            <text:p>cze</text:p>
          </table:table-cell>
          <table:table-cell office:value-type="string">
            <text:p>ces</text:p>
          </table:table-cell>
          <table:table-cell table:style-name="Default" office:value-type="string">
            <text:p>Česky</text:p>
          </table:table-cell>
          <table:table-cell office:value-type="string">
            <text:p>Tschechisch</text:p>
          </table:table-cell>
          <table:table-cell office:value-type="string">
            <text:p>Czech</text:p>
          </table:table-cell>
          <table:table-cell office:value-type="string">
            <text:p>Checo</text:p>
          </table:table-cell>
          <table:table-cell office:value-type="string">
            <text:p>Tchèque</text:p>
          </table:table-cell>
          <table:table-cell office:value-type="string">
            <text:p>Tcheco</text:p>
          </table:table-cell>
          <table:table-cell office:value-type="string">
            <text:p>Чешский</text:p>
          </table:table-cell>
          <table:table-cell office:value-type="string">
            <text:p>捷克语</text:p>
          </table:table-cell>
          <table:table-cell table:number-columns-repeated="1010"/>
        </table:table-row>
        <table:table-row table:style-name="ro1">
          <table:table-cell office:value-type="string">
            <text:p>12</text:p>
          </table:table-cell>
          <table:table-cell office:value-type="string">
            <text:p>false</text:p>
          </table:table-cell>
          <table:table-cell table:number-columns-repeated="2" office:value-type="string">
            <text:p>cu</text:p>
          </table:table-cell>
          <table:table-cell office:value-type="string">
            <text:p>chu</text:p>
          </table:table-cell>
          <table:table-cell office:value-type="string">
            <text:p>chu</text:p>
          </table:table-cell>
          <table:table-cell table:style-name="Default" office:value-type="string">
            <text:p>Словѣ́ньскъ / Slověnĭskŭ</text:p>
          </table:table-cell>
          <table:table-cell table:style-name="Default" office:value-type="string">
            <text:p>Kirchenslawisch</text:p>
          </table:table-cell>
          <table:table-cell office:value-type="string">
            <text:p>Church Slavonic</text:p>
          </table:table-cell>
          <table:table-cell office:value-type="string">
            <text:p>Eslavo eclesiástico</text:p>
          </table:table-cell>
          <table:table-cell office:value-type="string">
            <text:p>Slave liturgique</text:p>
          </table:table-cell>
          <table:table-cell office:value-type="string">
            <text:p>Eslavo eclesiástico</text:p>
          </table:table-cell>
          <table:table-cell office:value-type="string">
            <text:p>Церковнославянский</text:p>
          </table:table-cell>
          <table:table-cell office:value-type="string">
            <text:p>教會斯拉夫語</text:p>
          </table:table-cell>
          <table:table-cell table:number-columns-repeated="1010"/>
        </table:table-row>
        <table:table-row table:style-name="ro1">
          <table:table-cell office:value-type="string">
            <text:p>13</text:p>
          </table:table-cell>
          <table:table-cell office:value-type="string">
            <text:p>false</text:p>
          </table:table-cell>
          <table:table-cell office:value-type="string">
            <text:p>da</text:p>
          </table:table-cell>
          <table:table-cell office:value-type="string">
            <text:p>da</text:p>
          </table:table-cell>
          <table:table-cell office:value-type="string">
            <text:p>dan</text:p>
          </table:table-cell>
          <table:table-cell office:value-type="string">
            <text:p>dan</text:p>
          </table:table-cell>
          <table:table-cell table:style-name="Default" office:value-type="string">
            <text:p>Dansk</text:p>
          </table:table-cell>
          <table:table-cell office:value-type="string">
            <text:p>Dänisch</text:p>
          </table:table-cell>
          <table:table-cell office:value-type="string">
            <text:p>Danish</text:p>
          </table:table-cell>
          <table:table-cell office:value-type="string">
            <text:p>Danés</text:p>
          </table:table-cell>
          <table:table-cell office:value-type="string">
            <text:p>Danois</text:p>
          </table:table-cell>
          <table:table-cell office:value-type="string">
            <text:p>Dinamarquês</text:p>
          </table:table-cell>
          <table:table-cell office:value-type="string">
            <text:p>Датский</text:p>
          </table:table-cell>
          <table:table-cell office:value-type="string">
            <text:p>丹麦语</text:p>
          </table:table-cell>
          <table:table-cell table:number-columns-repeated="1010"/>
        </table:table-row>
        <table:table-row table:style-name="ro1">
          <table:table-cell office:value-type="string">
            <text:p>14</text:p>
          </table:table-cell>
          <table:table-cell office:value-type="string">
            <text:p>false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ger</text:p>
          </table:table-cell>
          <table:table-cell office:value-type="string">
            <text:p>deu</text:p>
          </table:table-cell>
          <table:table-cell table:style-name="Default" office:value-type="string">
            <text:p>Deutsch</text:p>
          </table:table-cell>
          <table:table-cell office:value-type="string">
            <text:p>Deutsch</text:p>
          </table:table-cell>
          <table:table-cell office:value-type="string">
            <text:p>German</text:p>
          </table:table-cell>
          <table:table-cell office:value-type="string">
            <text:p>Alemán</text:p>
          </table:table-cell>
          <table:table-cell office:value-type="string">
            <text:p>Allemand</text:p>
          </table:table-cell>
          <table:table-cell office:value-type="string">
            <text:p>Alemão</text:p>
          </table:table-cell>
          <table:table-cell office:value-type="string">
            <text:p>Немецкий</text:p>
          </table:table-cell>
          <table:table-cell office:value-type="string">
            <text:p>德语</text:p>
          </table:table-cell>
          <table:table-cell table:number-columns-repeated="1010"/>
        </table:table-row>
        <table:table-row table:style-name="ro1">
          <table:table-cell office:value-type="string">
            <text:p>15</text:p>
          </table:table-cell>
          <table:table-cell office:value-type="string">
            <text:p>false</text:p>
          </table:table-cell>
          <table:table-cell office:value-type="string">
            <text:p>egy</text:p>
          </table:table-cell>
          <table:table-cell/>
          <table:table-cell office:value-type="string">
            <text:p>egy</text:p>
          </table:table-cell>
          <table:table-cell office:value-type="string">
            <text:p>egy</text:p>
          </table:table-cell>
          <table:table-cell table:style-name="Default" office:value-type="string">
            <text:p>Aegyptia</text:p>
          </table:table-cell>
          <table:table-cell table:style-name="Default" office:value-type="string">
            <text:p>Ägyptisch</text:p>
          </table:table-cell>
          <table:table-cell office:value-type="string">
            <text:p>Egyptian</text:p>
          </table:table-cell>
          <table:table-cell office:value-type="string">
            <text:p>Egipcio</text:p>
          </table:table-cell>
          <table:table-cell office:value-type="string">
            <text:p>Égyptien</text:p>
          </table:table-cell>
          <table:table-cell office:value-type="string">
            <text:p>Egípcio</text:p>
          </table:table-cell>
          <table:table-cell office:value-type="string">
            <text:p>Египетский</text:p>
          </table:table-cell>
          <table:table-cell office:value-type="string">
            <text:p>埃及语</text:p>
          </table:table-cell>
          <table:table-cell table:number-columns-repeated="1010"/>
        </table:table-row>
        <table:table-row table:style-name="ro1">
          <table:table-cell office:value-type="string">
            <text:p>16</text:p>
          </table:table-cell>
          <table:table-cell office:value-type="string">
            <text:p>false</text:p>
          </table:table-cell>
          <table:table-cell office:value-type="string">
            <text:p>el</text:p>
          </table:table-cell>
          <table:table-cell office:value-type="string">
            <text:p>el</text:p>
          </table:table-cell>
          <table:table-cell office:value-type="string">
            <text:p>gre</text:p>
          </table:table-cell>
          <table:table-cell office:value-type="string">
            <text:p>ell</text:p>
          </table:table-cell>
          <table:table-cell table:style-name="Default" office:value-type="string">
            <text:p>Ελληνικά / Ellīniká</text:p>
          </table:table-cell>
          <table:table-cell office:value-type="string">
            <text:p>Griechisch</text:p>
          </table:table-cell>
          <table:table-cell office:value-type="string">
            <text:p>Greek</text:p>
          </table:table-cell>
          <table:table-cell office:value-type="string">
            <text:p>Griego</text:p>
          </table:table-cell>
          <table:table-cell office:value-type="string">
            <text:p>Grec</text:p>
          </table:table-cell>
          <table:table-cell office:value-type="string">
            <text:p>Grego</text:p>
          </table:table-cell>
          <table:table-cell office:value-type="string">
            <text:p>Греческий</text:p>
          </table:table-cell>
          <table:table-cell office:value-type="string">
            <text:p>希腊语</text:p>
          </table:table-cell>
          <table:table-cell table:number-columns-repeated="1010"/>
        </table:table-row>
        <table:table-row table:style-name="ro1">
          <table:table-cell office:value-type="string">
            <text:p>17</text:p>
          </table:table-cell>
          <table:table-cell office:value-type="string">
            <text:p>false</text:p>
          </table:table-cell>
          <table:table-cell table:number-columns-repeated="2" office:value-type="string">
            <text:p>en</text:p>
          </table:table-cell>
          <table:table-cell office:value-type="string">
            <text:p>eng</text:p>
          </table:table-cell>
          <table:table-cell office:value-type="string">
            <text:p>eng</text:p>
          </table:table-cell>
          <table:table-cell table:style-name="Default" office:value-type="string">
            <text:p>English</text:p>
          </table:table-cell>
          <table:table-cell office:value-type="string">
            <text:p>Englisch</text:p>
          </table:table-cell>
          <table:table-cell office:value-type="string">
            <text:p>English</text:p>
          </table:table-cell>
          <table:table-cell office:value-type="string">
            <text:p>Inglés</text:p>
          </table:table-cell>
          <table:table-cell office:value-type="string">
            <text:p>Anglais</text:p>
          </table:table-cell>
          <table:table-cell office:value-type="string">
            <text:p>Inglês</text:p>
          </table:table-cell>
          <table:table-cell office:value-type="string">
            <text:p>Английский</text:p>
          </table:table-cell>
          <table:table-cell office:value-type="string">
            <text:p>英语</text:p>
          </table:table-cell>
          <table:table-cell table:number-columns-repeated="1010"/>
        </table:table-row>
        <table:table-row table:style-name="ro1">
          <table:table-cell office:value-type="string">
            <text:p>18</text:p>
          </table:table-cell>
          <table:table-cell office:value-type="string">
            <text:p>false</text:p>
          </table:table-cell>
          <table:table-cell office:value-type="string">
            <text:p>eo</text:p>
          </table:table-cell>
          <table:table-cell office:value-type="string">
            <text:p>eo</text:p>
          </table:table-cell>
          <table:table-cell office:value-type="string">
            <text:p>epo</text:p>
          </table:table-cell>
          <table:table-cell office:value-type="string">
            <text:p>epo</text:p>
          </table:table-cell>
          <table:table-cell table:style-name="Default" office:value-type="string">
            <text:p>Esperanto</text:p>
          </table:table-cell>
          <table:table-cell table:number-columns-repeated="2" office:value-type="string">
            <text:p>Esperanto</text:p>
          </table:table-cell>
          <table:table-cell table:style-name="ce3" office:value-type="string">
            <text:p>Esperanto</text:p>
          </table:table-cell>
          <table:table-cell office:value-type="string">
            <text:p>Espéranto</text:p>
          </table:table-cell>
          <table:table-cell office:value-type="string">
            <text:p>Esperanto</text:p>
          </table:table-cell>
          <table:table-cell office:value-type="string">
            <text:p>Эсперанто</text:p>
          </table:table-cell>
          <table:table-cell office:value-type="string">
            <text:p>世界语</text:p>
          </table:table-cell>
          <table:table-cell table:number-columns-repeated="1010"/>
        </table:table-row>
        <table:table-row table:style-name="ro1">
          <table:table-cell office:value-type="string">
            <text:p>19</text:p>
          </table:table-cell>
          <table:table-cell office:value-type="string">
            <text:p>true</text:p>
          </table:table-cell>
          <table:table-cell table:number-columns-repeated="2" office:value-type="string">
            <text:p>es</text:p>
          </table:table-cell>
          <table:table-cell table:number-columns-repeated="2" office:value-type="string">
            <text:p>spa</text:p>
          </table:table-cell>
          <table:table-cell table:style-name="Default" office:value-type="string">
            <text:p>Español</text:p>
          </table:table-cell>
          <table:table-cell office:value-type="string">
            <text:p>Spanisch</text:p>
          </table:table-cell>
          <table:table-cell office:value-type="string">
            <text:p>Spanish</text:p>
          </table:table-cell>
          <table:table-cell office:value-type="string">
            <text:p>Español</text:p>
          </table:table-cell>
          <table:table-cell office:value-type="string">
            <text:p>Espagnol</text:p>
          </table:table-cell>
          <table:table-cell office:value-type="string">
            <text:p>Espanhol</text:p>
          </table:table-cell>
          <table:table-cell office:value-type="string">
            <text:p>Испанский</text:p>
          </table:table-cell>
          <table:table-cell office:value-type="string">
            <text:p>西班牙语</text:p>
          </table:table-cell>
          <table:table-cell table:number-columns-repeated="1010"/>
        </table:table-row>
        <table:table-row table:style-name="ro1">
          <table:table-cell office:value-type="string">
            <text:p>20</text:p>
          </table:table-cell>
          <table:table-cell office:value-type="string">
            <text:p>false</text:p>
          </table:table-cell>
          <table:table-cell office:value-type="string">
            <text:p>et</text:p>
          </table:table-cell>
          <table:table-cell office:value-type="string">
            <text:p>et</text:p>
          </table:table-cell>
          <table:table-cell table:number-columns-repeated="2" office:value-type="string">
            <text:p>est</text:p>
          </table:table-cell>
          <table:table-cell table:style-name="Default" office:value-type="string">
            <text:p>Eesti</text:p>
          </table:table-cell>
          <table:table-cell office:value-type="string">
            <text:p>Estnisch</text:p>
          </table:table-cell>
          <table:table-cell office:value-type="string">
            <text:p>Estonian</text:p>
          </table:table-cell>
          <table:table-cell office:value-type="string">
            <text:p>Estonio</text:p>
          </table:table-cell>
          <table:table-cell office:value-type="string">
            <text:p>Estonien</text:p>
          </table:table-cell>
          <table:table-cell office:value-type="string">
            <text:p>Estoniano</text:p>
          </table:table-cell>
          <table:table-cell office:value-type="string">
            <text:p>Эстонский</text:p>
          </table:table-cell>
          <table:table-cell office:value-type="string">
            <text:p>爱沙尼亚语</text:p>
          </table:table-cell>
          <table:table-cell table:number-columns-repeated="1010"/>
        </table:table-row>
        <table:table-row table:style-name="ro1">
          <table:table-cell office:value-type="string">
            <text:p>21</text:p>
          </table:table-cell>
          <table:table-cell office:value-type="string">
            <text:p>false</text:p>
          </table:table-cell>
          <table:table-cell office:value-type="string">
            <text:p>ett</text:p>
          </table:table-cell>
          <table:table-cell/>
          <table:table-cell office:value-type="string">
            <text:p>ett</text:p>
          </table:table-cell>
          <table:table-cell office:value-type="string">
            <text:p>ett</text:p>
          </table:table-cell>
          <table:table-cell office:value-type="string">
            <text:p>Mechl Rasnal</text:p>
          </table:table-cell>
          <table:table-cell table:style-name="Default" office:value-type="string">
            <text:p>Etruskisch</text:p>
          </table:table-cell>
          <table:table-cell office:value-type="string">
            <text:p>Etruscan</text:p>
          </table:table-cell>
          <table:table-cell office:value-type="string">
            <text:p>Etrusco</text:p>
          </table:table-cell>
          <table:table-cell office:value-type="string">
            <text:p>Étrusque</text:p>
          </table:table-cell>
          <table:table-cell office:value-type="string">
            <text:p>Etrusco</text:p>
          </table:table-cell>
          <table:table-cell office:value-type="string">
            <text:p>Этрусский</text:p>
          </table:table-cell>
          <table:table-cell office:value-type="string">
            <text:p>伊特拉斯坎語</text:p>
          </table:table-cell>
          <table:table-cell table:number-columns-repeated="1010"/>
        </table:table-row>
        <table:table-row table:style-name="ro1">
          <table:table-cell office:value-type="string">
            <text:p>22</text:p>
          </table:table-cell>
          <table:table-cell office:value-type="string">
            <text:p>false</text:p>
          </table:table-cell>
          <table:table-cell office:value-type="string">
            <text:p>eu</text:p>
          </table:table-cell>
          <table:table-cell office:value-type="string">
            <text:p>eu</text:p>
          </table:table-cell>
          <table:table-cell office:value-type="string">
            <text:p>baq</text:p>
          </table:table-cell>
          <table:table-cell office:value-type="string">
            <text:p>eus</text:p>
          </table:table-cell>
          <table:table-cell table:style-name="Default" office:value-type="string">
            <text:p>Euskara</text:p>
          </table:table-cell>
          <table:table-cell office:value-type="string">
            <text:p>Baskisch</text:p>
          </table:table-cell>
          <table:table-cell office:value-type="string">
            <text:p>Basque</text:p>
          </table:table-cell>
          <table:table-cell office:value-type="string">
            <text:p>Vasco</text:p>
          </table:table-cell>
          <table:table-cell office:value-type="string">
            <text:p>Basque</text:p>
          </table:table-cell>
          <table:table-cell office:value-type="string">
            <text:p>Basco</text:p>
          </table:table-cell>
          <table:table-cell office:value-type="string">
            <text:p>Баскский</text:p>
          </table:table-cell>
          <table:table-cell office:value-type="string">
            <text:p>巴斯克語</text:p>
          </table:table-cell>
          <table:table-cell table:number-columns-repeated="1010"/>
        </table:table-row>
        <table:table-row table:style-name="ro2">
          <table:table-cell office:value-type="string">
            <text:p>23</text:p>
          </table:table-cell>
          <table:table-cell office:value-type="string">
            <text:p>false</text:p>
          </table:table-cell>
          <table:table-cell table:number-columns-repeated="2" office:value-type="string">
            <text:p>fa</text:p>
          </table:table-cell>
          <table:table-cell office:value-type="string">
            <text:p>per</text:p>
          </table:table-cell>
          <table:table-cell office:value-type="string">
            <text:p>fas</text:p>
          </table:table-cell>
          <table:table-cell table:style-name="Default" office:value-type="string">
            <text:p>فارسی / Fārsi</text:p>
          </table:table-cell>
          <table:table-cell office:value-type="string">
            <text:p>Persisch</text:p>
          </table:table-cell>
          <table:table-cell office:value-type="string">
            <text:p>Persian</text:p>
          </table:table-cell>
          <table:table-cell office:value-type="string">
            <text:p>Persa</text:p>
          </table:table-cell>
          <table:table-cell office:value-type="string">
            <text:p>Persan</text:p>
          </table:table-cell>
          <table:table-cell office:value-type="string">
            <text:p>Persa</text:p>
          </table:table-cell>
          <table:table-cell office:value-type="string">
            <text:p>Персидский</text:p>
          </table:table-cell>
          <table:table-cell office:value-type="string">
            <text:p>波斯语</text:p>
          </table:table-cell>
          <table:table-cell table:number-columns-repeated="1010"/>
        </table:table-row>
        <table:table-row table:style-name="ro1">
          <table:table-cell office:value-type="string">
            <text:p>24</text:p>
          </table:table-cell>
          <table:table-cell office:value-type="string">
            <text:p>false</text:p>
          </table:table-cell>
          <table:table-cell table:number-columns-repeated="2" office:value-type="string">
            <text:p>ff</text:p>
          </table:table-cell>
          <table:table-cell office:value-type="string">
            <text:p>ful</text:p>
          </table:table-cell>
          <table:table-cell office:value-type="string">
            <text:p>ful</text:p>
          </table:table-cell>
          <table:table-cell table:style-name="Default" office:value-type="string">
            <text:p>Fulfulde</text:p>
          </table:table-cell>
          <table:table-cell office:value-type="string">
            <text:p>Fulfulde</text:p>
          </table:table-cell>
          <table:table-cell office:value-type="string">
            <text:p>Fula</text:p>
          </table:table-cell>
          <table:table-cell office:value-type="string">
            <text:p>Fula</text:p>
          </table:table-cell>
          <table:table-cell office:value-type="string">
            <text:p>Peul</text:p>
          </table:table-cell>
          <table:table-cell office:value-type="string">
            <text:p>Fula</text:p>
          </table:table-cell>
          <table:table-cell office:value-type="string">
            <text:p>Фула</text:p>
          </table:table-cell>
          <table:table-cell office:value-type="string">
            <text:p>富拉語</text:p>
          </table:table-cell>
          <table:table-cell table:number-columns-repeated="1010"/>
        </table:table-row>
        <table:table-row table:style-name="ro1">
          <table:table-cell office:value-type="string">
            <text:p>25</text:p>
          </table:table-cell>
          <table:table-cell office:value-type="string">
            <text:p>false</text:p>
          </table:table-cell>
          <table:table-cell office:value-type="string">
            <text:p>fi</text:p>
          </table:table-cell>
          <table:table-cell office:value-type="string">
            <text:p>fi</text:p>
          </table:table-cell>
          <table:table-cell table:number-columns-repeated="2" office:value-type="string">
            <text:p>fin</text:p>
          </table:table-cell>
          <table:table-cell table:style-name="Default" office:value-type="string">
            <text:p>Suomi</text:p>
          </table:table-cell>
          <table:table-cell office:value-type="string">
            <text:p>Finnisch</text:p>
          </table:table-cell>
          <table:table-cell office:value-type="string">
            <text:p>Finnish</text:p>
          </table:table-cell>
          <table:table-cell office:value-type="string">
            <text:p>Finés</text:p>
          </table:table-cell>
          <table:table-cell office:value-type="string">
            <text:p>Finnois</text:p>
          </table:table-cell>
          <table:table-cell office:value-type="string">
            <text:p>Finlandês</text:p>
          </table:table-cell>
          <table:table-cell office:value-type="string">
            <text:p>Фи́нский</text:p>
          </table:table-cell>
          <table:table-cell office:value-type="string">
            <text:p>芬兰语</text:p>
          </table:table-cell>
          <table:table-cell table:number-columns-repeated="1010"/>
        </table:table-row>
        <table:table-row table:style-name="ro1">
          <table:table-cell office:value-type="string">
            <text:p>26</text:p>
          </table:table-cell>
          <table:table-cell office:value-type="string">
            <text:p>false</text:p>
          </table:table-cell>
          <table:table-cell office:value-type="string">
            <text:p>fil</text:p>
          </table:table-cell>
          <table:table-cell/>
          <table:table-cell office:value-type="string">
            <text:p>fil</text:p>
          </table:table-cell>
          <table:table-cell office:value-type="string">
            <text:p>fil</text:p>
          </table:table-cell>
          <table:table-cell table:style-name="Default" office:value-type="string">
            <text:p>Filipino</text:p>
          </table:table-cell>
          <table:table-cell table:number-columns-repeated="5" office:value-type="string">
            <text:p>Filipino</text:p>
          </table:table-cell>
          <table:table-cell office:value-type="string">
            <text:p>Филиппинский</text:p>
          </table:table-cell>
          <table:table-cell office:value-type="string">
            <text:p>菲律賓語</text:p>
          </table:table-cell>
          <table:table-cell table:number-columns-repeated="1010"/>
        </table:table-row>
        <table:table-row table:style-name="ro1">
          <table:table-cell office:value-type="string">
            <text:p>27</text:p>
          </table:table-cell>
          <table:table-cell office:value-type="string">
            <text:p>false</text:p>
          </table:table-cell>
          <table:table-cell table:number-columns-repeated="2" office:value-type="string">
            <text:p>fr</text:p>
          </table:table-cell>
          <table:table-cell office:value-type="string">
            <text:p>fre</text:p>
          </table:table-cell>
          <table:table-cell office:value-type="string">
            <text:p>fra</text:p>
          </table:table-cell>
          <table:table-cell table:style-name="ce3" office:value-type="string">
            <text:p>Français</text:p>
          </table:table-cell>
          <table:table-cell office:value-type="string">
            <text:p>Französisch</text:p>
          </table:table-cell>
          <table:table-cell office:value-type="string">
            <text:p>French</text:p>
          </table:table-cell>
          <table:table-cell office:value-type="string">
            <text:p>Francés</text:p>
          </table:table-cell>
          <table:table-cell office:value-type="string">
            <text:p>Français</text:p>
          </table:table-cell>
          <table:table-cell office:value-type="string">
            <text:p>Francês</text:p>
          </table:table-cell>
          <table:table-cell office:value-type="string">
            <text:p>Французский</text:p>
          </table:table-cell>
          <table:table-cell office:value-type="string">
            <text:p>法语</text:p>
          </table:table-cell>
          <table:table-cell table:number-columns-repeated="1010"/>
        </table:table-row>
        <table:table-row table:style-name="ro1">
          <table:table-cell office:value-type="string">
            <text:p>28</text:p>
          </table:table-cell>
          <table:table-cell office:value-type="string">
            <text:p>false</text:p>
          </table:table-cell>
          <table:table-cell office:value-type="string">
            <text:p>ga</text:p>
          </table:table-cell>
          <table:table-cell office:value-type="string">
            <text:p>ga</text:p>
          </table:table-cell>
          <table:table-cell office:value-type="string">
            <text:p>gle</text:p>
          </table:table-cell>
          <table:table-cell office:value-type="string">
            <text:p>gle</text:p>
          </table:table-cell>
          <table:table-cell table:style-name="Default" office:value-type="string">
            <text:p>Gaeilge</text:p>
          </table:table-cell>
          <table:table-cell office:value-type="string">
            <text:p>Irisch</text:p>
          </table:table-cell>
          <table:table-cell office:value-type="string">
            <text:p>Irish</text:p>
          </table:table-cell>
          <table:table-cell office:value-type="string">
            <text:p>Irlandés</text:p>
          </table:table-cell>
          <table:table-cell office:value-type="string">
            <text:p>Irlandais</text:p>
          </table:table-cell>
          <table:table-cell office:value-type="string">
            <text:p>Irlandês</text:p>
          </table:table-cell>
          <table:table-cell office:value-type="string">
            <text:p>Ирландский</text:p>
          </table:table-cell>
          <table:table-cell office:value-type="string">
            <text:p>愛爾蘭語</text:p>
          </table:table-cell>
          <table:table-cell table:number-columns-repeated="1010"/>
        </table:table-row>
        <table:table-row table:style-name="ro2">
          <table:table-cell office:value-type="string">
            <text:p>29</text:p>
          </table:table-cell>
          <table:table-cell office:value-type="string">
            <text:p>false</text:p>
          </table:table-cell>
          <table:table-cell office:value-type="string">
            <text:p>gez</text:p>
          </table:table-cell>
          <table:table-cell/>
          <table:table-cell office:value-type="string">
            <text:p>gez</text:p>
          </table:table-cell>
          <table:table-cell office:value-type="string">
            <text:p>gez</text:p>
          </table:table-cell>
          <table:table-cell table:style-name="Default" office:value-type="string">
            <text:p>ግዕዝ / Gəʿəz</text:p>
          </table:table-cell>
          <table:table-cell office:value-type="string">
            <text:p>Ge'ez</text:p>
          </table:table-cell>
          <table:table-cell office:value-type="string">
            <text:p>Ge'ez</text:p>
          </table:table-cell>
          <table:table-cell table:style-name="ce2" office:value-type="string">
            <text:p>Ge'ez</text:p>
          </table:table-cell>
          <table:table-cell table:style-name="ce2" office:value-type="string">
            <text:p>Ge'ez</text:p>
          </table:table-cell>
          <table:table-cell table:style-name="ce2" office:value-type="string">
            <text:p>Ge'ez</text:p>
          </table:table-cell>
          <table:table-cell office:value-type="string">
            <text:p>Геэз</text:p>
          </table:table-cell>
          <table:table-cell office:value-type="string">
            <text:p>吉茲語</text:p>
          </table:table-cell>
          <table:table-cell table:number-columns-repeated="1010"/>
        </table:table-row>
        <table:table-row table:style-name="ro2">
          <table:table-cell office:value-type="string">
            <text:p>30</text:p>
          </table:table-cell>
          <table:table-cell office:value-type="string">
            <text:p>false</text:p>
          </table:table-cell>
          <table:table-cell office:value-type="string">
            <text:p>gu</text:p>
          </table:table-cell>
          <table:table-cell office:value-type="string">
            <text:p>gu</text:p>
          </table:table-cell>
          <table:table-cell office:value-type="string">
            <text:p>guj</text:p>
          </table:table-cell>
          <table:table-cell office:value-type="string">
            <text:p>guj</text:p>
          </table:table-cell>
          <table:table-cell table:style-name="Default" office:value-type="string">
            <text:p>ગુજરાતી / Gujarati</text:p>
          </table:table-cell>
          <table:table-cell table:number-columns-repeated="2" office:value-type="string">
            <text:p>Gujarati</text:p>
          </table:table-cell>
          <table:table-cell office:value-type="string">
            <text:p>Guyaratí</text:p>
          </table:table-cell>
          <table:table-cell office:value-type="string">
            <text:p>Gujarātī</text:p>
          </table:table-cell>
          <table:table-cell office:value-type="string">
            <text:p>Gujarati</text:p>
          </table:table-cell>
          <table:table-cell office:value-type="string">
            <text:p>Гуджарати</text:p>
          </table:table-cell>
          <table:table-cell office:value-type="string">
            <text:p>古吉拉特语</text:p>
          </table:table-cell>
          <table:table-cell table:number-columns-repeated="1010"/>
        </table:table-row>
        <table:table-row table:style-name="ro2">
          <table:table-cell office:value-type="string">
            <text:p>31</text:p>
          </table:table-cell>
          <table:table-cell office:value-type="string">
            <text:p>false</text:p>
          </table:table-cell>
          <table:table-cell table:number-columns-repeated="2" office:value-type="string">
            <text:p>ha</text:p>
          </table:table-cell>
          <table:table-cell office:value-type="string">
            <text:p>hau</text:p>
          </table:table-cell>
          <table:table-cell office:value-type="string">
            <text:p>hau</text:p>
          </table:table-cell>
          <table:table-cell table:style-name="Default" office:value-type="string">
            <text:p>هَوُسَ / Hausa</text:p>
          </table:table-cell>
          <table:table-cell table:number-columns-repeated="3" office:value-type="string">
            <text:p>Hausa</text:p>
          </table:table-cell>
          <table:table-cell office:value-type="string">
            <text:p>Haoussa</text:p>
          </table:table-cell>
          <table:table-cell office:value-type="string">
            <text:p>Haúça</text:p>
          </table:table-cell>
          <table:table-cell office:value-type="string">
            <text:p>Хауса</text:p>
          </table:table-cell>
          <table:table-cell office:value-type="string">
            <text:p>豪萨语</text:p>
          </table:table-cell>
          <table:table-cell table:number-columns-repeated="1010"/>
        </table:table-row>
        <table:table-row table:style-name="ro2">
          <table:table-cell office:value-type="string">
            <text:p>32</text:p>
          </table:table-cell>
          <table:table-cell office:value-type="string">
            <text:p>false</text:p>
          </table:table-cell>
          <table:table-cell table:number-columns-repeated="2" office:value-type="string">
            <text:p>he</text:p>
          </table:table-cell>
          <table:table-cell office:value-type="string">
            <text:p>heb</text:p>
          </table:table-cell>
          <table:table-cell office:value-type="string">
            <text:p>heb</text:p>
          </table:table-cell>
          <table:table-cell table:style-name="Default" office:value-type="string">
            <text:p>עברית / ‘Ivrit</text:p>
          </table:table-cell>
          <table:table-cell office:value-type="string">
            <text:p>Hebräisch</text:p>
          </table:table-cell>
          <table:table-cell office:value-type="string">
            <text:p>Hebrew</text:p>
          </table:table-cell>
          <table:table-cell office:value-type="string">
            <text:p>Hebreo</text:p>
          </table:table-cell>
          <table:table-cell office:value-type="string">
            <text:p>Hébreu</text:p>
          </table:table-cell>
          <table:table-cell office:value-type="string">
            <text:p>Hebraico</text:p>
          </table:table-cell>
          <table:table-cell office:value-type="string">
            <text:p>Иврит</text:p>
          </table:table-cell>
          <table:table-cell office:value-type="string">
            <text:p>希伯来语</text:p>
          </table:table-cell>
          <table:table-cell table:number-columns-repeated="1010"/>
        </table:table-row>
        <table:table-row table:style-name="ro2">
          <table:table-cell office:value-type="string">
            <text:p>33</text:p>
          </table:table-cell>
          <table:table-cell office:value-type="string">
            <text:p>false</text:p>
          </table:table-cell>
          <table:table-cell table:number-columns-repeated="2" office:value-type="string">
            <text:p>hi</text:p>
          </table:table-cell>
          <table:table-cell office:value-type="string">
            <text:p>hin</text:p>
          </table:table-cell>
          <table:table-cell office:value-type="string">
            <text:p>hin</text:p>
          </table:table-cell>
          <table:table-cell table:style-name="Default" office:value-type="string">
            <text:p>हिन्दी / Hindī</text:p>
          </table:table-cell>
          <table:table-cell table:number-columns-repeated="5" office:value-type="string">
            <text:p>Hindi</text:p>
          </table:table-cell>
          <table:table-cell office:value-type="string">
            <text:p>Хинди</text:p>
          </table:table-cell>
          <table:table-cell office:value-type="string">
            <text:p>印地语</text:p>
          </table:table-cell>
          <table:table-cell table:number-columns-repeated="1010"/>
        </table:table-row>
        <table:table-row table:style-name="ro2">
          <table:table-cell office:value-type="string">
            <text:p>34</text:p>
          </table:table-cell>
          <table:table-cell office:value-type="string">
            <text:p>false</text:p>
          </table:table-cell>
          <table:table-cell office:value-type="string">
            <text:p>hit</text:p>
          </table:table-cell>
          <table:table-cell/>
          <table:table-cell table:number-columns-repeated="2" office:value-type="string">
            <text:p>hit</text:p>
          </table:table-cell>
          <table:table-cell office:value-type="string">
            <text:p>𒉈𒅆𒇷 / Nešili</text:p>
          </table:table-cell>
          <table:table-cell office:value-type="string">
            <text:p>Hethitisch</text:p>
          </table:table-cell>
          <table:table-cell office:value-type="string">
            <text:p>Hittite</text:p>
          </table:table-cell>
          <table:table-cell office:value-type="string">
            <text:p>Hitita</text:p>
          </table:table-cell>
          <table:table-cell office:value-type="string">
            <text:p>Hittite</text:p>
          </table:table-cell>
          <table:table-cell office:value-type="string">
            <text:p>Hitita</text:p>
          </table:table-cell>
          <table:table-cell office:value-type="string">
            <text:p>Хеттский</text:p>
          </table:table-cell>
          <table:table-cell office:value-type="string">
            <text:p>赫梯語</text:p>
          </table:table-cell>
          <table:table-cell table:number-columns-repeated="1010"/>
        </table:table-row>
        <table:table-row table:style-name="ro1">
          <table:table-cell office:value-type="string">
            <text:p>35</text:p>
          </table:table-cell>
          <table:table-cell office:value-type="string">
            <text:p>false</text:p>
          </table:table-cell>
          <table:table-cell table:number-columns-repeated="2" office:value-type="string">
            <text:p>hr</text:p>
          </table:table-cell>
          <table:table-cell office:value-type="string">
            <text:p>hrv</text:p>
          </table:table-cell>
          <table:table-cell office:value-type="string">
            <text:p>hrv</text:p>
          </table:table-cell>
          <table:table-cell table:style-name="Default" office:value-type="string">
            <text:p>Hrvatski</text:p>
          </table:table-cell>
          <table:table-cell office:value-type="string">
            <text:p>Kroatisch</text:p>
          </table:table-cell>
          <table:table-cell office:value-type="string">
            <text:p>Croatian</text:p>
          </table:table-cell>
          <table:table-cell office:value-type="string">
            <text:p>Croata</text:p>
          </table:table-cell>
          <table:table-cell office:value-type="string">
            <text:p>Croate</text:p>
          </table:table-cell>
          <table:table-cell office:value-type="string">
            <text:p>Croata</text:p>
          </table:table-cell>
          <table:table-cell office:value-type="string">
            <text:p>Хорватский</text:p>
          </table:table-cell>
          <table:table-cell office:value-type="string">
            <text:p>克罗地亚语</text:p>
          </table:table-cell>
          <table:table-cell table:number-columns-repeated="1010"/>
        </table:table-row>
        <table:table-row table:style-name="ro1">
          <table:table-cell office:value-type="string">
            <text:p>36</text:p>
          </table:table-cell>
          <table:table-cell office:value-type="string">
            <text:p>false</text:p>
          </table:table-cell>
          <table:table-cell office:value-type="string">
            <text:p>hu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string">
            <text:p>hun</text:p>
          </table:table-cell>
          <table:table-cell table:style-name="Default" office:value-type="string">
            <text:p>Magyar</text:p>
          </table:table-cell>
          <table:table-cell office:value-type="string">
            <text:p>Ungarisch</text:p>
          </table:table-cell>
          <table:table-cell office:value-type="string">
            <text:p>Hungarian</text:p>
          </table:table-cell>
          <table:table-cell office:value-type="string">
            <text:p>Húngaro</text:p>
          </table:table-cell>
          <table:table-cell office:value-type="string">
            <text:p>Hongrois</text:p>
          </table:table-cell>
          <table:table-cell office:value-type="string">
            <text:p>Húngaro</text:p>
          </table:table-cell>
          <table:table-cell office:value-type="string">
            <text:p>Венгерский</text:p>
          </table:table-cell>
          <table:table-cell office:value-type="string">
            <text:p>匈牙利语</text:p>
          </table:table-cell>
          <table:table-cell table:number-columns-repeated="1010"/>
        </table:table-row>
        <table:table-row table:style-name="ro1">
          <table:table-cell office:value-type="string">
            <text:p>37</text:p>
          </table:table-cell>
          <table:table-cell office:value-type="string">
            <text:p>false</text:p>
          </table:table-cell>
          <table:table-cell table:number-columns-repeated="2" office:value-type="string">
            <text:p>id</text:p>
          </table:table-cell>
          <table:table-cell table:number-columns-repeated="2" office:value-type="string">
            <text:p>ind</text:p>
          </table:table-cell>
          <table:table-cell table:style-name="Default" office:value-type="string">
            <text:p>Bahasa Indonesia</text:p>
          </table:table-cell>
          <table:table-cell office:value-type="string">
            <text:p>Indonesisch</text:p>
          </table:table-cell>
          <table:table-cell office:value-type="string">
            <text:p>Indonesian</text:p>
          </table:table-cell>
          <table:table-cell office:value-type="string">
            <text:p>Indonesio</text:p>
          </table:table-cell>
          <table:table-cell office:value-type="string">
            <text:p>Indonésien</text:p>
          </table:table-cell>
          <table:table-cell office:value-type="string">
            <text:p>Indonésio</text:p>
          </table:table-cell>
          <table:table-cell office:value-type="string">
            <text:p>Индонезийский</text:p>
          </table:table-cell>
          <table:table-cell office:value-type="string">
            <text:p>印尼语</text:p>
          </table:table-cell>
          <table:table-cell table:number-columns-repeated="1010"/>
        </table:table-row>
        <table:table-row table:style-name="ro1">
          <table:table-cell office:value-type="string">
            <text:p>38</text:p>
          </table:table-cell>
          <table:table-cell office:value-type="string">
            <text:p>false</text:p>
          </table:table-cell>
          <table:table-cell office:value-type="string">
            <text:p>ig</text:p>
          </table:table-cell>
          <table:table-cell office:value-type="string">
            <text:p>ig</text:p>
          </table:table-cell>
          <table:table-cell office:value-type="string">
            <text:p>ibo</text:p>
          </table:table-cell>
          <table:table-cell office:value-type="string">
            <text:p>ibo</text:p>
          </table:table-cell>
          <table:table-cell table:style-name="Default" office:value-type="string">
            <text:p>Igbo</text:p>
          </table:table-cell>
          <table:table-cell office:value-type="string">
            <text:p>Igbo</text:p>
          </table:table-cell>
          <table:table-cell office:value-type="string">
            <text:p>Igbo</text:p>
          </table:table-cell>
          <table:table-cell office:value-type="string">
            <text:p>Igbo</text:p>
          </table:table-cell>
          <table:table-cell office:value-type="string">
            <text:p>Igbo</text:p>
          </table:table-cell>
          <table:table-cell office:value-type="string">
            <text:p>Igbo</text:p>
          </table:table-cell>
          <table:table-cell office:value-type="string">
            <text:p>Игбо</text:p>
          </table:table-cell>
          <table:table-cell office:value-type="string">
            <text:p>伊博語</text:p>
          </table:table-cell>
          <table:table-cell table:number-columns-repeated="1010"/>
        </table:table-row>
        <table:table-row table:style-name="ro1">
          <table:table-cell office:value-type="string">
            <text:p>39</text:p>
          </table:table-cell>
          <table:table-cell office:value-type="string">
            <text:p>false</text:p>
          </table:table-cell>
          <table:table-cell table:number-columns-repeated="2" office:value-type="string">
            <text:p>it</text:p>
          </table:table-cell>
          <table:table-cell office:value-type="string">
            <text:p>ita</text:p>
          </table:table-cell>
          <table:table-cell office:value-type="string">
            <text:p>ita</text:p>
          </table:table-cell>
          <table:table-cell table:style-name="ce3" office:value-type="string">
            <text:p>Italiano</text:p>
          </table:table-cell>
          <table:table-cell office:value-type="string">
            <text:p>Italienisch</text:p>
          </table:table-cell>
          <table:table-cell office:value-type="string">
            <text:p>Italian</text:p>
          </table:table-cell>
          <table:table-cell office:value-type="string">
            <text:p>Italiano</text:p>
          </table:table-cell>
          <table:table-cell office:value-type="string">
            <text:p>Italien</text:p>
          </table:table-cell>
          <table:table-cell office:value-type="string">
            <text:p>Italiano</text:p>
          </table:table-cell>
          <table:table-cell office:value-type="string">
            <text:p>Итальянский</text:p>
          </table:table-cell>
          <table:table-cell office:value-type="string">
            <text:p>意大利语</text:p>
          </table:table-cell>
          <table:table-cell table:number-columns-repeated="1010"/>
        </table:table-row>
        <table:table-row table:style-name="ro2">
          <table:table-cell office:value-type="string">
            <text:p>40</text:p>
          </table:table-cell>
          <table:table-cell office:value-type="string">
            <text:p>false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pn</text:p>
          </table:table-cell>
          <table:table-cell office:value-type="string">
            <text:p>jpn</text:p>
          </table:table-cell>
          <table:table-cell table:style-name="Default" office:value-type="string">
            <text:p>日本語 / Nihongo</text:p>
          </table:table-cell>
          <table:table-cell office:value-type="string">
            <text:p>Japanisch</text:p>
          </table:table-cell>
          <table:table-cell office:value-type="string">
            <text:p>Japanese</text:p>
          </table:table-cell>
          <table:table-cell office:value-type="string">
            <text:p>Japonés</text:p>
          </table:table-cell>
          <table:table-cell office:value-type="string">
            <text:p>Japonais</text:p>
          </table:table-cell>
          <table:table-cell office:value-type="string">
            <text:p>Japonês</text:p>
          </table:table-cell>
          <table:table-cell office:value-type="string">
            <text:p>Японский</text:p>
          </table:table-cell>
          <table:table-cell office:value-type="string">
            <text:p>日语</text:p>
          </table:table-cell>
          <table:table-cell table:number-columns-repeated="1010"/>
        </table:table-row>
        <table:table-row table:style-name="ro1">
          <table:table-cell office:value-type="string">
            <text:p>41</text:p>
          </table:table-cell>
          <table:table-cell office:value-type="string">
            <text:p>false</text:p>
          </table:table-cell>
          <table:table-cell office:value-type="string">
            <text:p>jv</text:p>
          </table:table-cell>
          <table:table-cell office:value-type="string">
            <text:p>jv</text:p>
          </table:table-cell>
          <table:table-cell office:value-type="string">
            <text:p>jav</text:p>
          </table:table-cell>
          <table:table-cell office:value-type="string">
            <text:p>jav</text:p>
          </table:table-cell>
          <table:table-cell table:style-name="Default" office:value-type="string">
            <text:p>Basa Jawa</text:p>
          </table:table-cell>
          <table:table-cell office:value-type="string">
            <text:p>Javanisch</text:p>
          </table:table-cell>
          <table:table-cell office:value-type="string">
            <text:p>Javanese</text:p>
          </table:table-cell>
          <table:table-cell office:value-type="string">
            <text:p>Javanés</text:p>
          </table:table-cell>
          <table:table-cell office:value-type="string">
            <text:p>Javanais</text:p>
          </table:table-cell>
          <table:table-cell office:value-type="string">
            <text:p>Javanês</text:p>
          </table:table-cell>
          <table:table-cell office:value-type="string">
            <text:p>Яванский</text:p>
          </table:table-cell>
          <table:table-cell office:value-type="string">
            <text:p>爪哇語</text:p>
          </table:table-cell>
          <table:table-cell table:number-columns-repeated="1010"/>
        </table:table-row>
        <table:table-row table:style-name="ro2">
          <table:table-cell office:value-type="string">
            <text:p>42</text:p>
          </table:table-cell>
          <table:table-cell office:value-type="string">
            <text:p>false</text:p>
          </table:table-cell>
          <table:table-cell office:value-type="string">
            <text:p>kk</text:p>
          </table:table-cell>
          <table:table-cell office:value-type="string">
            <text:p>kk</text:p>
          </table:table-cell>
          <table:table-cell office:value-type="string">
            <text:p>kaz</text:p>
          </table:table-cell>
          <table:table-cell office:value-type="string">
            <text:p>kaz</text:p>
          </table:table-cell>
          <table:table-cell table:style-name="Default" office:value-type="string">
            <text:p>Қазақша / Qazaqşa / قازاقشا</text:p>
          </table:table-cell>
          <table:table-cell office:value-type="string">
            <text:p>Kasachisch</text:p>
          </table:table-cell>
          <table:table-cell office:value-type="string">
            <text:p>Kazakh</text:p>
          </table:table-cell>
          <table:table-cell office:value-type="string">
            <text:p>Kazajo</text:p>
          </table:table-cell>
          <table:table-cell office:value-type="string">
            <text:p>Kazakh</text:p>
          </table:table-cell>
          <table:table-cell office:value-type="string">
            <text:p>Cazaque</text:p>
          </table:table-cell>
          <table:table-cell office:value-type="string">
            <text:p>Казахский</text:p>
          </table:table-cell>
          <table:table-cell office:value-type="string">
            <text:p>哈萨克语</text:p>
          </table:table-cell>
          <table:table-cell table:number-columns-repeated="1010"/>
        </table:table-row>
        <table:table-row table:style-name="ro2">
          <table:table-cell office:value-type="string">
            <text:p>43</text:p>
          </table:table-cell>
          <table:table-cell office:value-type="string">
            <text:p>false</text:p>
          </table:table-cell>
          <table:table-cell table:number-columns-repeated="2" office:value-type="string">
            <text:p>kn</text:p>
          </table:table-cell>
          <table:table-cell office:value-type="string">
            <text:p>kan</text:p>
          </table:table-cell>
          <table:table-cell office:value-type="string">
            <text:p>kan</text:p>
          </table:table-cell>
          <table:table-cell table:style-name="Default" office:value-type="string">
            <text:p>ಕನ್ನಡ / Kannada</text:p>
          </table:table-cell>
          <table:table-cell office:value-type="string">
            <text:p>Kanaresisch</text:p>
          </table:table-cell>
          <table:table-cell office:value-type="string">
            <text:p>Kannada</text:p>
          </table:table-cell>
          <table:table-cell office:value-type="string">
            <text:p>Canarés</text:p>
          </table:table-cell>
          <table:table-cell office:value-type="string">
            <text:p>Kannada</text:p>
          </table:table-cell>
          <table:table-cell office:value-type="string">
            <text:p>Canarês</text:p>
          </table:table-cell>
          <table:table-cell office:value-type="string">
            <text:p>Каннада</text:p>
          </table:table-cell>
          <table:table-cell office:value-type="string">
            <text:p>卡纳达语</text:p>
          </table:table-cell>
          <table:table-cell table:number-columns-repeated="1010"/>
        </table:table-row>
        <table:table-row table:style-name="ro2">
          <table:table-cell office:value-type="string">
            <text:p>44</text:p>
          </table:table-cell>
          <table:table-cell office:value-type="string">
            <text:p>false</text:p>
          </table:table-cell>
          <table:table-cell office:value-type="string">
            <text:p>ko</text:p>
          </table:table-cell>
          <table:table-cell office:value-type="string">
            <text:p>ko</text:p>
          </table:table-cell>
          <table:table-cell office:value-type="string">
            <text:p>kor</text:p>
          </table:table-cell>
          <table:table-cell office:value-type="string">
            <text:p>kor</text:p>
          </table:table-cell>
          <table:table-cell table:style-name="Default" office:value-type="string">
            <text:p>한국어 / Hangugeo</text:p>
          </table:table-cell>
          <table:table-cell office:value-type="string">
            <text:p>Koreanisch</text:p>
          </table:table-cell>
          <table:table-cell office:value-type="string">
            <text:p>Korean</text:p>
          </table:table-cell>
          <table:table-cell office:value-type="string">
            <text:p>Coreano</text:p>
          </table:table-cell>
          <table:table-cell office:value-type="string">
            <text:p>Coréen</text:p>
          </table:table-cell>
          <table:table-cell office:value-type="string">
            <text:p>Coreano</text:p>
          </table:table-cell>
          <table:table-cell office:value-type="string">
            <text:p>Корейский</text:p>
          </table:table-cell>
          <table:table-cell office:value-type="string">
            <text:p>朝鮮語</text:p>
          </table:table-cell>
          <table:table-cell table:number-columns-repeated="1010"/>
        </table:table-row>
        <table:table-row table:style-name="ro2">
          <table:table-cell office:value-type="string">
            <text:p>45</text:p>
          </table:table-cell>
          <table:table-cell office:value-type="string">
            <text:p>false</text:p>
          </table:table-cell>
          <table:table-cell office:value-type="string">
            <text:p>ku</text:p>
          </table:table-cell>
          <table:table-cell office:value-type="string">
            <text:p>ku</text:p>
          </table:table-cell>
          <table:table-cell office:value-type="string">
            <text:p>kur</text:p>
          </table:table-cell>
          <table:table-cell office:value-type="string">
            <text:p>kur</text:p>
          </table:table-cell>
          <table:table-cell table:style-name="Default" office:value-type="string">
            <text:p>كوردی / Kurdî</text:p>
          </table:table-cell>
          <table:table-cell office:value-type="string">
            <text:p>Kurdisch</text:p>
          </table:table-cell>
          <table:table-cell office:value-type="string">
            <text:p>Kurdish</text:p>
          </table:table-cell>
          <table:table-cell office:value-type="string">
            <text:p>Kurdo</text:p>
          </table:table-cell>
          <table:table-cell office:value-type="string">
            <text:p>Kurde</text:p>
          </table:table-cell>
          <table:table-cell office:value-type="string">
            <text:p>Curdo</text:p>
          </table:table-cell>
          <table:table-cell office:value-type="string">
            <text:p>Курдская</text:p>
          </table:table-cell>
          <table:table-cell office:value-type="string">
            <text:p>库尔德语</text:p>
          </table:table-cell>
          <table:table-cell table:number-columns-repeated="1010"/>
        </table:table-row>
        <table:table-row table:style-name="ro1">
          <table:table-cell office:value-type="string">
            <text:p>46</text:p>
          </table:table-cell>
          <table:table-cell office:value-type="string">
            <text:p>false</text:p>
          </table:table-cell>
          <table:table-cell table:number-columns-repeated="2" office:value-type="string">
            <text:p>la</text:p>
          </table:table-cell>
          <table:table-cell table:number-columns-repeated="2" office:value-type="string">
            <text:p>lat</text:p>
          </table:table-cell>
          <table:table-cell table:style-name="Default" office:value-type="string">
            <text:p>Latina</text:p>
          </table:table-cell>
          <table:table-cell office:value-type="string">
            <text:p>Latein</text:p>
          </table:table-cell>
          <table:table-cell office:value-type="string">
            <text:p>Latin</text:p>
          </table:table-cell>
          <table:table-cell office:value-type="string">
            <text:p>Latín</text:p>
          </table:table-cell>
          <table:table-cell office:value-type="string">
            <text:p>Latin</text:p>
          </table:table-cell>
          <table:table-cell office:value-type="string">
            <text:p>Latim</text:p>
          </table:table-cell>
          <table:table-cell office:value-type="string">
            <text:p>Латинский</text:p>
          </table:table-cell>
          <table:table-cell office:value-type="string">
            <text:p>拉丁语</text:p>
          </table:table-cell>
          <table:table-cell table:number-columns-repeated="1010"/>
        </table:table-row>
        <table:table-row table:style-name="ro2">
          <table:table-cell office:value-type="string">
            <text:p>47</text:p>
          </table:table-cell>
          <table:table-cell office:value-type="string">
            <text:p>false</text:p>
          </table:table-cell>
          <table:table-cell table:number-columns-repeated="2" office:value-type="string">
            <text:p>lo</text:p>
          </table:table-cell>
          <table:table-cell office:value-type="string">
            <text:p>lao</text:p>
          </table:table-cell>
          <table:table-cell office:value-type="string">
            <text:p>lao</text:p>
          </table:table-cell>
          <table:table-cell table:style-name="Default" office:value-type="string">
            <text:p>ພາສາລາວ / Phaasaa Laao</text:p>
          </table:table-cell>
          <table:table-cell office:value-type="string">
            <text:p>Laotisch</text:p>
          </table:table-cell>
          <table:table-cell office:value-type="string">
            <text:p>Lao</text:p>
          </table:table-cell>
          <table:table-cell office:value-type="string">
            <text:p>Laosiano</text:p>
          </table:table-cell>
          <table:table-cell office:value-type="string">
            <text:p>Laotien</text:p>
          </table:table-cell>
          <table:table-cell office:value-type="string">
            <text:p>Laociano</text:p>
          </table:table-cell>
          <table:table-cell office:value-type="string">
            <text:p>Лаосский</text:p>
          </table:table-cell>
          <table:table-cell office:value-type="string">
            <text:p>老挝语</text:p>
          </table:table-cell>
          <table:table-cell table:number-columns-repeated="1010"/>
        </table:table-row>
        <table:table-row table:style-name="ro1">
          <table:table-cell office:value-type="string">
            <text:p>48</text:p>
          </table:table-cell>
          <table:table-cell office:value-type="string">
            <text:p>false</text:p>
          </table:table-cell>
          <table:table-cell office:value-type="string">
            <text:p>lt</text:p>
          </table:table-cell>
          <table:table-cell office:value-type="string">
            <text:p>lt</text:p>
          </table:table-cell>
          <table:table-cell table:number-columns-repeated="2" office:value-type="string">
            <text:p>lit</text:p>
          </table:table-cell>
          <table:table-cell table:style-name="Default" office:value-type="string">
            <text:p>Lietuvių</text:p>
          </table:table-cell>
          <table:table-cell office:value-type="string">
            <text:p>Litauisch</text:p>
          </table:table-cell>
          <table:table-cell office:value-type="string">
            <text:p>Lithuanian</text:p>
          </table:table-cell>
          <table:table-cell office:value-type="string">
            <text:p>Lituano</text:p>
          </table:table-cell>
          <table:table-cell office:value-type="string">
            <text:p>Lituanien</text:p>
          </table:table-cell>
          <table:table-cell office:value-type="string">
            <text:p>Lituano</text:p>
          </table:table-cell>
          <table:table-cell office:value-type="string">
            <text:p>Литовский</text:p>
          </table:table-cell>
          <table:table-cell office:value-type="string">
            <text:p>立陶宛语</text:p>
          </table:table-cell>
          <table:table-cell table:number-columns-repeated="1010"/>
        </table:table-row>
        <table:table-row table:style-name="ro1">
          <table:table-cell office:value-type="string">
            <text:p>49</text:p>
          </table:table-cell>
          <table:table-cell office:value-type="string">
            <text:p>false</text:p>
          </table:table-cell>
          <table:table-cell office:value-type="string">
            <text:p>lv</text:p>
          </table:table-cell>
          <table:table-cell office:value-type="string">
            <text:p>lv</text:p>
          </table:table-cell>
          <table:table-cell table:number-columns-repeated="2" office:value-type="string">
            <text:p>lav</text:p>
          </table:table-cell>
          <table:table-cell table:style-name="Default" office:value-type="string">
            <text:p>Latviešu</text:p>
          </table:table-cell>
          <table:table-cell office:value-type="string">
            <text:p>Lettisch</text:p>
          </table:table-cell>
          <table:table-cell office:value-type="string">
            <text:p>Latvian</text:p>
          </table:table-cell>
          <table:table-cell office:value-type="string">
            <text:p>Letón</text:p>
          </table:table-cell>
          <table:table-cell office:value-type="string">
            <text:p>Letton</text:p>
          </table:table-cell>
          <table:table-cell office:value-type="string">
            <text:p>Letão</text:p>
          </table:table-cell>
          <table:table-cell office:value-type="string">
            <text:p>Латышский</text:p>
          </table:table-cell>
          <table:table-cell office:value-type="string">
            <text:p>拉脱维亚语</text:p>
          </table:table-cell>
          <table:table-cell table:number-columns-repeated="1010"/>
        </table:table-row>
        <table:table-row table:style-name="ro2">
          <table:table-cell office:value-type="string">
            <text:p>50</text:p>
          </table:table-cell>
          <table:table-cell office:value-type="string">
            <text:p>false</text:p>
          </table:table-cell>
          <table:table-cell office:value-type="string">
            <text:p>mag</text:p>
          </table:table-cell>
          <table:table-cell/>
          <table:table-cell table:number-columns-repeated="2" office:value-type="string">
            <text:p>mag</text:p>
          </table:table-cell>
          <table:table-cell office:value-type="string">
            <text:p>मगही / Magahī</text:p>
          </table:table-cell>
          <table:table-cell office:value-type="string">
            <text:p>Magadhi</text:p>
          </table:table-cell>
          <table:table-cell office:value-type="string">
            <text:p>Magadhi</text:p>
          </table:table-cell>
          <table:table-cell office:value-type="string">
            <text:p>Magahi</text:p>
          </table:table-cell>
          <table:table-cell office:value-type="string">
            <text:p>Magahi</text:p>
          </table:table-cell>
          <table:table-cell office:value-type="string">
            <text:p>Magahi</text:p>
          </table:table-cell>
          <table:table-cell office:value-type="string">
            <text:p>Магахи</text:p>
          </table:table-cell>
          <table:table-cell office:value-type="string">
            <text:p>摩揭陀語</text:p>
          </table:table-cell>
          <table:table-cell table:number-columns-repeated="1010"/>
        </table:table-row>
        <table:table-row table:style-name="ro2">
          <table:table-cell office:value-type="string">
            <text:p>51</text:p>
          </table:table-cell>
          <table:table-cell office:value-type="string">
            <text:p>false</text:p>
          </table:table-cell>
          <table:table-cell office:value-type="string">
            <text:p>mai</text:p>
          </table:table-cell>
          <table:table-cell/>
          <table:table-cell office:value-type="string">
            <text:p>mai</text:p>
          </table:table-cell>
          <table:table-cell office:value-type="string">
            <text:p>mai</text:p>
          </table:table-cell>
          <table:table-cell table:style-name="Default" office:value-type="string">
            <text:p>मैथिली / Maithilī</text:p>
          </table:table-cell>
          <table:table-cell office:value-type="string">
            <text:p>Maithili</text:p>
          </table:table-cell>
          <table:table-cell office:value-type="string">
            <text:p>Maithili</text:p>
          </table:table-cell>
          <table:table-cell office:value-type="string">
            <text:p>Maithili</text:p>
          </table:table-cell>
          <table:table-cell office:value-type="string">
            <text:p>Maïthili</text:p>
          </table:table-cell>
          <table:table-cell office:value-type="string">
            <text:p>Maithili</text:p>
          </table:table-cell>
          <table:table-cell office:value-type="string">
            <text:p>Майтхили</text:p>
          </table:table-cell>
          <table:table-cell office:value-type="string">
            <text:p>迈蒂利语</text:p>
          </table:table-cell>
          <table:table-cell table:number-columns-repeated="1010"/>
        </table:table-row>
        <table:table-row table:style-name="ro1">
          <table:table-cell office:value-type="string">
            <text:p>52</text:p>
          </table:table-cell>
          <table:table-cell office:value-type="string">
            <text:p>false</text:p>
          </table:table-cell>
          <table:table-cell table:number-columns-repeated="2" office:value-type="string">
            <text:p>mg</text:p>
          </table:table-cell>
          <table:table-cell office:value-type="string">
            <text:p>mlg</text:p>
          </table:table-cell>
          <table:table-cell office:value-type="string">
            <text:p>mlg</text:p>
          </table:table-cell>
          <table:table-cell table:style-name="Default" office:value-type="string">
            <text:p>Malagasy</text:p>
          </table:table-cell>
          <table:table-cell office:value-type="string">
            <text:p>Madagassisch</text:p>
          </table:table-cell>
          <table:table-cell office:value-type="string">
            <text:p>Malagasy</text:p>
          </table:table-cell>
          <table:table-cell office:value-type="string">
            <text:p>Malgache</text:p>
          </table:table-cell>
          <table:table-cell office:value-type="string">
            <text:p>Malgache</text:p>
          </table:table-cell>
          <table:table-cell office:value-type="string">
            <text:p>Malgaxe</text:p>
          </table:table-cell>
          <table:table-cell office:value-type="string">
            <text:p>Малагасийский</text:p>
          </table:table-cell>
          <table:table-cell office:value-type="string">
            <text:p>马拉加斯语</text:p>
          </table:table-cell>
          <table:table-cell table:number-columns-repeated="1010"/>
        </table:table-row>
        <table:table-row table:style-name="ro2">
          <table:table-cell office:value-type="string">
            <text:p>53</text:p>
          </table:table-cell>
          <table:table-cell office:value-type="string">
            <text:p>false</text:p>
          </table:table-cell>
          <table:table-cell table:number-columns-repeated="2" office:value-type="string">
            <text:p>ml</text:p>
          </table:table-cell>
          <table:table-cell office:value-type="string">
            <text:p>mal</text:p>
          </table:table-cell>
          <table:table-cell office:value-type="string">
            <text:p>mal</text:p>
          </table:table-cell>
          <table:table-cell table:style-name="Default" office:value-type="string">
            <text:p>മലയാളം / Malayalam</text:p>
          </table:table-cell>
          <table:table-cell table:number-columns-repeated="2" office:value-type="string">
            <text:p>Malayalam</text:p>
          </table:table-cell>
          <table:table-cell office:value-type="string">
            <text:p>Malabar</text:p>
          </table:table-cell>
          <table:table-cell office:value-type="string">
            <text:p>Malayalam</text:p>
          </table:table-cell>
          <table:table-cell office:value-type="string">
            <text:p>Malabar</text:p>
          </table:table-cell>
          <table:table-cell office:value-type="string">
            <text:p>Малаялам</text:p>
          </table:table-cell>
          <table:table-cell office:value-type="string">
            <text:p>马拉雅拉姆语</text:p>
          </table:table-cell>
          <table:table-cell table:number-columns-repeated="1010"/>
        </table:table-row>
        <table:table-row table:style-name="ro2">
          <table:table-cell office:value-type="string">
            <text:p>54</text:p>
          </table:table-cell>
          <table:table-cell office:value-type="string">
            <text:p>false</text:p>
          </table:table-cell>
          <table:table-cell office:value-type="string">
            <text:p>mr</text:p>
          </table:table-cell>
          <table:table-cell office:value-type="string">
            <text:p>mr</text:p>
          </table:table-cell>
          <table:table-cell table:number-columns-repeated="2" office:value-type="string">
            <text:p>mar</text:p>
          </table:table-cell>
          <table:table-cell table:style-name="Default" office:value-type="string">
            <text:p>मराठी / Marathi</text:p>
          </table:table-cell>
          <table:table-cell office:value-type="string">
            <text:p>Marathisch</text:p>
          </table:table-cell>
          <table:table-cell office:value-type="string">
            <text:p>Marathi</text:p>
          </table:table-cell>
          <table:table-cell office:value-type="string">
            <text:p>Maratí</text:p>
          </table:table-cell>
          <table:table-cell office:value-type="string">
            <text:p>Marâthî</text:p>
          </table:table-cell>
          <table:table-cell office:value-type="string">
            <text:p>Marata</text:p>
          </table:table-cell>
          <table:table-cell office:value-type="string">
            <text:p>Маратхи</text:p>
          </table:table-cell>
          <table:table-cell office:value-type="string">
            <text:p>马拉地语</text:p>
          </table:table-cell>
          <table:table-cell table:number-columns-repeated="1010"/>
        </table:table-row>
        <table:table-row table:style-name="ro1">
          <table:table-cell office:value-type="string">
            <text:p>55</text:p>
          </table:table-cell>
          <table:table-cell office:value-type="string">
            <text:p>false</text:p>
          </table:table-cell>
          <table:table-cell table:number-columns-repeated="2" office:value-type="string">
            <text:p>ms</text:p>
          </table:table-cell>
          <table:table-cell office:value-type="string">
            <text:p>may</text:p>
          </table:table-cell>
          <table:table-cell office:value-type="string">
            <text:p>msa</text:p>
          </table:table-cell>
          <table:table-cell table:style-name="Default" office:value-type="string">
            <text:p>Bahasa Melayu</text:p>
          </table:table-cell>
          <table:table-cell office:value-type="string">
            <text:p>Malaiisch</text:p>
          </table:table-cell>
          <table:table-cell office:value-type="string">
            <text:p>Malay</text:p>
          </table:table-cell>
          <table:table-cell office:value-type="string">
            <text:p>Malayo</text:p>
          </table:table-cell>
          <table:table-cell office:value-type="string">
            <text:p>Malaisien</text:p>
          </table:table-cell>
          <table:table-cell office:value-type="string">
            <text:p>Malaio</text:p>
          </table:table-cell>
          <table:table-cell office:value-type="string">
            <text:p>Малайский</text:p>
          </table:table-cell>
          <table:table-cell office:value-type="string">
            <text:p>马来人</text:p>
          </table:table-cell>
          <table:table-cell table:number-columns-repeated="1010"/>
        </table:table-row>
        <table:table-row table:style-name="ro1">
          <table:table-cell office:value-type="string">
            <text:p>56</text:p>
          </table:table-cell>
          <table:table-cell office:value-type="string">
            <text:p>false</text:p>
          </table:table-cell>
          <table:table-cell table:number-columns-repeated="2" office:value-type="string">
            <text:p>mt</text:p>
          </table:table-cell>
          <table:table-cell office:value-type="string">
            <text:p>mlt</text:p>
          </table:table-cell>
          <table:table-cell office:value-type="string">
            <text:p>mlt</text:p>
          </table:table-cell>
          <table:table-cell table:style-name="Default" office:value-type="string">
            <text:p>Malti</text:p>
          </table:table-cell>
          <table:table-cell office:value-type="string">
            <text:p>Maltesisch</text:p>
          </table:table-cell>
          <table:table-cell office:value-type="string">
            <text:p>Maltese</text:p>
          </table:table-cell>
          <table:table-cell office:value-type="string">
            <text:p>Maltés</text:p>
          </table:table-cell>
          <table:table-cell office:value-type="string">
            <text:p>Maltais</text:p>
          </table:table-cell>
          <table:table-cell office:value-type="string">
            <text:p>Maltês</text:p>
          </table:table-cell>
          <table:table-cell office:value-type="string">
            <text:p>Мальтийский</text:p>
          </table:table-cell>
          <table:table-cell office:value-type="string">
            <text:p>马耳他语</text:p>
          </table:table-cell>
          <table:table-cell table:number-columns-repeated="1010"/>
        </table:table-row>
        <table:table-row table:style-name="ro2">
          <table:table-cell office:value-type="string">
            <text:p>57</text:p>
          </table:table-cell>
          <table:table-cell office:value-type="string">
            <text:p>false</text:p>
          </table:table-cell>
          <table:table-cell office:value-type="string">
            <text:p>mwr</text:p>
          </table:table-cell>
          <table:table-cell/>
          <table:table-cell office:value-type="string">
            <text:p>mwr</text:p>
          </table:table-cell>
          <table:table-cell office:value-type="string">
            <text:p>mwr</text:p>
          </table:table-cell>
          <table:table-cell table:style-name="Default" office:value-type="string">
            <text:p>मारवाड़ी / Marwari</text:p>
          </table:table-cell>
          <table:table-cell office:value-type="string">
            <text:p>Marwari</text:p>
          </table:table-cell>
          <table:table-cell office:value-type="string">
            <text:p>Marwari</text:p>
          </table:table-cell>
          <table:table-cell table:style-name="ce2" office:value-type="string">
            <text:p>Marwari</text:p>
          </table:table-cell>
          <table:table-cell table:style-name="ce2" office:value-type="string">
            <text:p>Marwari</text:p>
          </table:table-cell>
          <table:table-cell office:value-type="string">
            <text:p>Marwari</text:p>
          </table:table-cell>
          <table:table-cell office:value-type="string">
            <text:p>Марвари</text:p>
          </table:table-cell>
          <table:table-cell office:value-type="string">
            <text:p>馬爾瓦里語</text:p>
          </table:table-cell>
          <table:table-cell table:number-columns-repeated="1010"/>
        </table:table-row>
        <table:table-row table:style-name="ro2">
          <table:table-cell office:value-type="string">
            <text:p>58</text:p>
          </table:table-cell>
          <table:table-cell office:value-type="string">
            <text:p>false</text:p>
          </table:table-cell>
          <table:table-cell table:number-columns-repeated="2" office:value-type="string">
            <text:p>my</text:p>
          </table:table-cell>
          <table:table-cell office:value-type="string">
            <text:p>bur</text:p>
          </table:table-cell>
          <table:table-cell office:value-type="string">
            <text:p>mya</text:p>
          </table:table-cell>
          <table:table-cell table:style-name="Default" office:value-type="string">
            <text:p>မြန်မာဘာသာ / Myanmarsar</text:p>
          </table:table-cell>
          <table:table-cell office:value-type="string">
            <text:p>Birmanisch</text:p>
          </table:table-cell>
          <table:table-cell office:value-type="string">
            <text:p>Burmese</text:p>
          </table:table-cell>
          <table:table-cell office:value-type="string">
            <text:p>Birmano</text:p>
          </table:table-cell>
          <table:table-cell office:value-type="string">
            <text:p>Birman</text:p>
          </table:table-cell>
          <table:table-cell office:value-type="string">
            <text:p>Birmanês</text:p>
          </table:table-cell>
          <table:table-cell office:value-type="string">
            <text:p>Бирманский</text:p>
          </table:table-cell>
          <table:table-cell office:value-type="string">
            <text:p>缅甸语</text:p>
          </table:table-cell>
          <table:table-cell table:number-columns-repeated="1010"/>
        </table:table-row>
        <table:table-row table:style-name="ro1">
          <table:table-cell office:value-type="string">
            <text:p>59</text:p>
          </table:table-cell>
          <table:table-cell office:value-type="string">
            <text:p>false</text:p>
          </table:table-cell>
          <table:table-cell office:value-type="string">
            <text:p>myn</text:p>
          </table:table-cell>
          <table:table-cell/>
          <table:table-cell office:value-type="string">
            <text:p>myn</text:p>
          </table:table-cell>
          <table:table-cell office:value-type="string">
            <text:p>myn</text:p>
          </table:table-cell>
          <table:table-cell table:style-name="Default" office:value-type="string">
            <text:p>Màaya</text:p>
          </table:table-cell>
          <table:table-cell office:value-type="string">
            <text:p>Maya</text:p>
          </table:table-cell>
          <table:table-cell office:value-type="string">
            <text:p>Mayan</text:p>
          </table:table-cell>
          <table:table-cell table:number-columns-repeated="2" office:value-type="string">
            <text:p>Maya</text:p>
          </table:table-cell>
          <table:table-cell office:value-type="string">
            <text:p>Maia</text:p>
          </table:table-cell>
          <table:table-cell office:value-type="string">
            <text:p>Майяские</text:p>
          </table:table-cell>
          <table:table-cell office:value-type="string">
            <text:p>馬雅語系</text:p>
          </table:table-cell>
          <table:table-cell table:number-columns-repeated="1010"/>
        </table:table-row>
        <table:table-row table:style-name="ro1">
          <table:table-cell office:value-type="string">
            <text:p>60</text:p>
          </table:table-cell>
          <table:table-cell office:value-type="string">
            <text:p>false</text:p>
          </table:table-cell>
          <table:table-cell office:value-type="string">
            <text:p>nah</text:p>
          </table:table-cell>
          <table:table-cell/>
          <table:table-cell table:number-columns-repeated="2" office:value-type="string">
            <text:p>nah</text:p>
          </table:table-cell>
          <table:table-cell table:style-name="Default" office:value-type="string">
            <text:p>Nāhuatl</text:p>
          </table:table-cell>
          <table:table-cell table:number-columns-repeated="2" office:value-type="string">
            <text:p>Nahuatl</text:p>
          </table:table-cell>
          <table:table-cell office:value-type="string">
            <text:p>Náhuatl</text:p>
          </table:table-cell>
          <table:table-cell office:value-type="string">
            <text:p>Nahuatl</text:p>
          </table:table-cell>
          <table:table-cell office:value-type="string">
            <text:p>Náuatle</text:p>
          </table:table-cell>
          <table:table-cell office:value-type="string">
            <text:p>Астекские</text:p>
          </table:table-cell>
          <table:table-cell office:value-type="string">
            <text:p>納瓦特爾語</text:p>
          </table:table-cell>
          <table:table-cell table:number-columns-repeated="1010"/>
        </table:table-row>
        <table:table-row table:style-name="ro2">
          <table:table-cell office:value-type="string">
            <text:p>61</text:p>
          </table:table-cell>
          <table:table-cell office:value-type="string">
            <text:p>fals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p</text:p>
          </table:table-cell>
          <table:table-cell office:value-type="string">
            <text:p>nep</text:p>
          </table:table-cell>
          <table:table-cell table:style-name="Default" office:value-type="string">
            <text:p>नेपाली / Nepālī</text:p>
          </table:table-cell>
          <table:table-cell office:value-type="string">
            <text:p>Nepalesisch</text:p>
          </table:table-cell>
          <table:table-cell office:value-type="string">
            <text:p>Nepali</text:p>
          </table:table-cell>
          <table:table-cell office:value-type="string">
            <text:p>Nepalí</text:p>
          </table:table-cell>
          <table:table-cell office:value-type="string">
            <text:p>Népalais</text:p>
          </table:table-cell>
          <table:table-cell office:value-type="string">
            <text:p>Nepali</text:p>
          </table:table-cell>
          <table:table-cell office:value-type="string">
            <text:p>Непальский</text:p>
          </table:table-cell>
          <table:table-cell office:value-type="string">
            <text:p>尼泊尔语</text:p>
          </table:table-cell>
          <table:table-cell table:number-columns-repeated="1010"/>
        </table:table-row>
        <table:table-row table:style-name="ro1">
          <table:table-cell office:value-type="string">
            <text:p>62</text:p>
          </table:table-cell>
          <table:table-cell office:value-type="string">
            <text:p>false</text:p>
          </table:table-cell>
          <table:table-cell office:value-type="string">
            <text:p>nl</text:p>
          </table:table-cell>
          <table:table-cell office:value-type="string">
            <text:p>nl</text:p>
          </table:table-cell>
          <table:table-cell office:value-type="string">
            <text:p>dut</text:p>
          </table:table-cell>
          <table:table-cell office:value-type="string">
            <text:p>nld</text:p>
          </table:table-cell>
          <table:table-cell table:style-name="Default" office:value-type="string">
            <text:p>Nederlands</text:p>
          </table:table-cell>
          <table:table-cell office:value-type="string">
            <text:p>Niederländisch</text:p>
          </table:table-cell>
          <table:table-cell office:value-type="string">
            <text:p>Dutch</text:p>
          </table:table-cell>
          <table:table-cell office:value-type="string">
            <text:p>Neerlandés</text:p>
          </table:table-cell>
          <table:table-cell office:value-type="string">
            <text:p>Néerlandais</text:p>
          </table:table-cell>
          <table:table-cell office:value-type="string">
            <text:p>Neerlandês</text:p>
          </table:table-cell>
          <table:table-cell office:value-type="string">
            <text:p>Нидерландский</text:p>
          </table:table-cell>
          <table:table-cell office:value-type="string">
            <text:p>荷蘭語</text:p>
          </table:table-cell>
          <table:table-cell table:number-columns-repeated="1010"/>
        </table:table-row>
        <table:table-row table:style-name="ro1">
          <table:table-cell office:value-type="string">
            <text:p>63</text:p>
          </table:table-cell>
          <table:table-cell office:value-type="string">
            <text:p>fals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nor</text:p>
          </table:table-cell>
          <table:table-cell table:style-name="Default" office:value-type="string">
            <text:p>Norsk</text:p>
          </table:table-cell>
          <table:table-cell office:value-type="string">
            <text:p>Norwegisch</text:p>
          </table:table-cell>
          <table:table-cell office:value-type="string">
            <text:p>Norwegian</text:p>
          </table:table-cell>
          <table:table-cell office:value-type="string">
            <text:p>Noruego</text:p>
          </table:table-cell>
          <table:table-cell office:value-type="string">
            <text:p>Norvégien</text:p>
          </table:table-cell>
          <table:table-cell office:value-type="string">
            <text:p>Norueguês</text:p>
          </table:table-cell>
          <table:table-cell office:value-type="string">
            <text:p>Норвежский</text:p>
          </table:table-cell>
          <table:table-cell office:value-type="string">
            <text:p>挪威语</text:p>
          </table:table-cell>
          <table:table-cell table:number-columns-repeated="1010"/>
        </table:table-row>
        <table:table-row table:style-name="ro1">
          <table:table-cell office:value-type="string">
            <text:p>64</text:p>
          </table:table-cell>
          <table:table-cell office:value-type="string">
            <text:p>false</text:p>
          </table:table-cell>
          <table:table-cell office:value-type="string">
            <text:p>ny</text:p>
          </table:table-cell>
          <table:table-cell office:value-type="string">
            <text:p>ny</text:p>
          </table:table-cell>
          <table:table-cell office:value-type="string">
            <text:p>nya</text:p>
          </table:table-cell>
          <table:table-cell office:value-type="string">
            <text:p>nya</text:p>
          </table:table-cell>
          <table:table-cell table:style-name="Default" office:value-type="string">
            <text:p>chiChewa</text:p>
          </table:table-cell>
          <table:table-cell office:value-type="string">
            <text:p>Chichewa</text:p>
          </table:table-cell>
          <table:table-cell office:value-type="string">
            <text:p>Chewa</text:p>
          </table:table-cell>
          <table:table-cell office:value-type="string">
            <text:p>Chichewa</text:p>
          </table:table-cell>
          <table:table-cell office:value-type="string">
            <text:p>Chichewa</text:p>
          </table:table-cell>
          <table:table-cell office:value-type="string">
            <text:p>Nianja</text:p>
          </table:table-cell>
          <table:table-cell office:value-type="string">
            <text:p>Ньянджа</text:p>
          </table:table-cell>
          <table:table-cell office:value-type="string">
            <text:p>齐切瓦语</text:p>
          </table:table-cell>
          <table:table-cell table:number-columns-repeated="1010"/>
        </table:table-row>
        <table:table-row table:style-name="ro1">
          <table:table-cell office:value-type="string">
            <text:p>65</text:p>
          </table:table-cell>
          <table:table-cell office:value-type="string">
            <text:p>false</text:p>
          </table:table-cell>
          <table:table-cell table:number-columns-repeated="2" office:value-type="string">
            <text:p>om</text:p>
          </table:table-cell>
          <table:table-cell office:value-type="string">
            <text:p>orm</text:p>
          </table:table-cell>
          <table:table-cell office:value-type="string">
            <text:p>orm</text:p>
          </table:table-cell>
          <table:table-cell table:style-name="Default" office:value-type="string">
            <text:p>Oromoo</text:p>
          </table:table-cell>
          <table:table-cell office:value-type="string">
            <text:p>Oromo</text:p>
          </table:table-cell>
          <table:table-cell office:value-type="string">
            <text:p>Oromo</text:p>
          </table:table-cell>
          <table:table-cell office:value-type="string">
            <text:p>Oromo</text:p>
          </table:table-cell>
          <table:table-cell office:value-type="string">
            <text:p>Oromo</text:p>
          </table:table-cell>
          <table:table-cell office:value-type="string">
            <text:p>Oromo</text:p>
          </table:table-cell>
          <table:table-cell office:value-type="string">
            <text:p>Оромо</text:p>
          </table:table-cell>
          <table:table-cell office:value-type="string">
            <text:p>奧羅莫語</text:p>
          </table:table-cell>
          <table:table-cell table:number-columns-repeated="1010"/>
        </table:table-row>
        <table:table-row table:style-name="ro2">
          <table:table-cell office:value-type="string">
            <text:p>66</text:p>
          </table:table-cell>
          <table:table-cell office:value-type="string">
            <text:p>false</text:p>
          </table:table-cell>
          <table:table-cell table:number-columns-repeated="2" office:value-type="string">
            <text:p>or</text:p>
          </table:table-cell>
          <table:table-cell office:value-type="string">
            <text:p>ori</text:p>
          </table:table-cell>
          <table:table-cell office:value-type="string">
            <text:p>ori</text:p>
          </table:table-cell>
          <table:table-cell table:style-name="Default" office:value-type="string">
            <text:p>ଓଡ଼ିଆ / Oṛiā</text:p>
          </table:table-cell>
          <table:table-cell table:number-columns-repeated="4" office:value-type="string">
            <text:p>Oriya</text:p>
          </table:table-cell>
          <table:table-cell office:value-type="string">
            <text:p>Oriá</text:p>
          </table:table-cell>
          <table:table-cell office:value-type="string">
            <text:p>Ория</text:p>
          </table:table-cell>
          <table:table-cell office:value-type="string">
            <text:p>奥里亚语</text:p>
          </table:table-cell>
          <table:table-cell table:number-columns-repeated="1010"/>
        </table:table-row>
        <table:table-row table:style-name="ro2">
          <table:table-cell office:value-type="string">
            <text:p>67</text:p>
          </table:table-cell>
          <table:table-cell office:value-type="string">
            <text:p>false</text:p>
          </table:table-cell>
          <table:table-cell table:number-columns-repeated="2" office:value-type="string">
            <text:p>pa</text:p>
          </table:table-cell>
          <table:table-cell table:number-columns-repeated="2" office:value-type="string">
            <text:p>pan</text:p>
          </table:table-cell>
          <table:table-cell table:style-name="Default" office:value-type="string">
            <text:p>ਪੰਜਾਬੀ / Pañjābī</text:p>
          </table:table-cell>
          <table:table-cell office:value-type="string">
            <text:p>Panjabi</text:p>
          </table:table-cell>
          <table:table-cell office:value-type="string">
            <text:p>Punjabi</text:p>
          </table:table-cell>
          <table:table-cell office:value-type="string">
            <text:p>Panyabí</text:p>
          </table:table-cell>
          <table:table-cell office:value-type="string">
            <text:p>Panjābī</text:p>
          </table:table-cell>
          <table:table-cell office:value-type="string">
            <text:p>Panjabi</text:p>
          </table:table-cell>
          <table:table-cell office:value-type="string">
            <text:p>Панджаби</text:p>
          </table:table-cell>
          <table:table-cell office:value-type="string">
            <text:p>旁遮普語</text:p>
          </table:table-cell>
          <table:table-cell table:number-columns-repeated="1010"/>
        </table:table-row>
        <table:table-row table:style-name="ro2">
          <table:table-cell office:value-type="string">
            <text:p>68</text:p>
          </table:table-cell>
          <table:table-cell office:value-type="string">
            <text:p>false</text:p>
          </table:table-cell>
          <table:table-cell office:value-type="string">
            <text:p>phn</text:p>
          </table:table-cell>
          <table:table-cell/>
          <table:table-cell office:value-type="string">
            <text:p>phn</text:p>
          </table:table-cell>
          <table:table-cell office:value-type="string">
            <text:p>phn</text:p>
          </table:table-cell>
          <table:table-cell table:style-name="Default" office:value-type="string">
            <text:p>𐤃𐤁𐤓𐤉𐤌 𐤊𐤍𐤏𐤍𐤉𐤌 / Dabarīm kanaʿnīm</text:p>
          </table:table-cell>
          <table:table-cell table:style-name="Default" office:value-type="string">
            <text:p>Phönizisch</text:p>
          </table:table-cell>
          <table:table-cell office:value-type="string">
            <text:p>Phoenician</text:p>
          </table:table-cell>
          <table:table-cell office:value-type="string">
            <text:p>Fenicio</text:p>
          </table:table-cell>
          <table:table-cell office:value-type="string">
            <text:p>Phénicien</text:p>
          </table:table-cell>
          <table:table-cell office:value-type="string">
            <text:p>Fenício</text:p>
          </table:table-cell>
          <table:table-cell office:value-type="string">
            <text:p>Финикийский</text:p>
          </table:table-cell>
          <table:table-cell office:value-type="string">
            <text:p>腓尼基语</text:p>
          </table:table-cell>
          <table:table-cell table:number-columns-repeated="1010"/>
        </table:table-row>
        <table:table-row table:style-name="ro1">
          <table:table-cell office:value-type="string">
            <text:p>69</text:p>
          </table:table-cell>
          <table:table-cell office:value-type="string">
            <text:p>false</text:p>
          </table:table-cell>
          <table:table-cell table:number-columns-repeated="2" office:value-type="string">
            <text:p>pl</text:p>
          </table:table-cell>
          <table:table-cell table:number-columns-repeated="2" office:value-type="string">
            <text:p>pol</text:p>
          </table:table-cell>
          <table:table-cell table:style-name="Default" office:value-type="string">
            <text:p>Polski</text:p>
          </table:table-cell>
          <table:table-cell office:value-type="string">
            <text:p>Polnisch</text:p>
          </table:table-cell>
          <table:table-cell office:value-type="string">
            <text:p>Polish</text:p>
          </table:table-cell>
          <table:table-cell office:value-type="string">
            <text:p>Polaco</text:p>
          </table:table-cell>
          <table:table-cell office:value-type="string">
            <text:p>Polonais</text:p>
          </table:table-cell>
          <table:table-cell office:value-type="string">
            <text:p>Polaco</text:p>
          </table:table-cell>
          <table:table-cell office:value-type="string">
            <text:p>Польский</text:p>
          </table:table-cell>
          <table:table-cell office:value-type="string">
            <text:p>波兰语</text:p>
          </table:table-cell>
          <table:table-cell table:number-columns-repeated="1010"/>
        </table:table-row>
        <table:table-row table:style-name="ro2">
          <table:table-cell office:value-type="string">
            <text:p>70</text:p>
          </table:table-cell>
          <table:table-cell office:value-type="string">
            <text:p>false</text:p>
          </table:table-cell>
          <table:table-cell office:value-type="string">
            <text:p>ps</text:p>
          </table:table-cell>
          <table:table-cell office:value-type="string">
            <text:p>ps</text:p>
          </table:table-cell>
          <table:table-cell table:number-columns-repeated="2" office:value-type="string">
            <text:p>pus</text:p>
          </table:table-cell>
          <table:table-cell table:style-name="Default" office:value-type="string">
            <text:p>پښتو / Paʂto</text:p>
          </table:table-cell>
          <table:table-cell office:value-type="string">
            <text:p>Paschtunisch</text:p>
          </table:table-cell>
          <table:table-cell office:value-type="string">
            <text:p>Pashto</text:p>
          </table:table-cell>
          <table:table-cell office:value-type="string">
            <text:p>Pastún</text:p>
          </table:table-cell>
          <table:table-cell office:value-type="string">
            <text:p>Pachto</text:p>
          </table:table-cell>
          <table:table-cell office:value-type="string">
            <text:p>Pachto</text:p>
          </table:table-cell>
          <table:table-cell office:value-type="string">
            <text:p>Пушту</text:p>
          </table:table-cell>
          <table:table-cell office:value-type="string">
            <text:p>普什图语</text:p>
          </table:table-cell>
          <table:table-cell table:number-columns-repeated="1010"/>
        </table:table-row>
        <table:table-row table:style-name="ro1">
          <table:table-cell office:value-type="string">
            <text:p>71</text:p>
          </table:table-cell>
          <table:table-cell office:value-type="string">
            <text:p>true</text:p>
          </table:table-cell>
          <table:table-cell table:number-columns-repeated="2" office:value-type="string">
            <text:p>pt</text:p>
          </table:table-cell>
          <table:table-cell office:value-type="string">
            <text:p>por</text:p>
          </table:table-cell>
          <table:table-cell office:value-type="string">
            <text:p>por</text:p>
          </table:table-cell>
          <table:table-cell table:style-name="Default" office:value-type="string">
            <text:p>Português</text:p>
          </table:table-cell>
          <table:table-cell office:value-type="string">
            <text:p>Portugiesisch</text:p>
          </table:table-cell>
          <table:table-cell office:value-type="string">
            <text:p>Portuguese</text:p>
          </table:table-cell>
          <table:table-cell office:value-type="string">
            <text:p>Portugués</text:p>
          </table:table-cell>
          <table:table-cell office:value-type="string">
            <text:p>Portugais</text:p>
          </table:table-cell>
          <table:table-cell office:value-type="string">
            <text:p>Português</text:p>
          </table:table-cell>
          <table:table-cell office:value-type="string">
            <text:p>Португальский</text:p>
          </table:table-cell>
          <table:table-cell office:value-type="string">
            <text:p>葡萄牙語</text:p>
          </table:table-cell>
          <table:table-cell table:number-columns-repeated="1010"/>
        </table:table-row>
        <table:table-row table:style-name="ro1">
          <table:table-cell office:value-type="string">
            <text:p>72</text:p>
          </table:table-cell>
          <table:table-cell office:value-type="string">
            <text:p>false</text:p>
          </table:table-cell>
          <table:table-cell office:value-type="string">
            <text:p>qu</text:p>
          </table:table-cell>
          <table:table-cell office:value-type="string">
            <text:p>qu</text:p>
          </table:table-cell>
          <table:table-cell office:value-type="string">
            <text:p>que</text:p>
          </table:table-cell>
          <table:table-cell office:value-type="string">
            <text:p>que</text:p>
          </table:table-cell>
          <table:table-cell table:style-name="Default" office:value-type="string">
            <text:p>Qhichwa simi</text:p>
          </table:table-cell>
          <table:table-cell table:number-columns-repeated="4" office:value-type="string">
            <text:p>Quechua</text:p>
          </table:table-cell>
          <table:table-cell office:value-type="string">
            <text:p>Quíchua</text:p>
          </table:table-cell>
          <table:table-cell office:value-type="string">
            <text:p>Кечуа</text:p>
          </table:table-cell>
          <table:table-cell office:value-type="string">
            <text:p>克丘亞語</text:p>
          </table:table-cell>
          <table:table-cell table:number-columns-repeated="1010"/>
        </table:table-row>
        <table:table-row table:style-name="ro1">
          <table:table-cell office:value-type="string">
            <text:p>73</text:p>
          </table:table-cell>
          <table:table-cell office:value-type="string">
            <text:p>false</text:p>
          </table:table-cell>
          <table:table-cell office:value-type="string">
            <text:p>ro</text:p>
          </table:table-cell>
          <table:table-cell office:value-type="string">
            <text:p>ro</text:p>
          </table:table-cell>
          <table:table-cell office:value-type="string">
            <text:p>rum</text:p>
          </table:table-cell>
          <table:table-cell office:value-type="string">
            <text:p>ron</text:p>
          </table:table-cell>
          <table:table-cell table:style-name="Default" office:value-type="string">
            <text:p>Română</text:p>
          </table:table-cell>
          <table:table-cell office:value-type="string">
            <text:p>Rumänisch</text:p>
          </table:table-cell>
          <table:table-cell office:value-type="string">
            <text:p>Romanian</text:p>
          </table:table-cell>
          <table:table-cell office:value-type="string">
            <text:p>Rumano</text:p>
          </table:table-cell>
          <table:table-cell office:value-type="string">
            <text:p>Roumain</text:p>
          </table:table-cell>
          <table:table-cell office:value-type="string">
            <text:p>Romeno</text:p>
          </table:table-cell>
          <table:table-cell office:value-type="string">
            <text:p>Румынский</text:p>
          </table:table-cell>
          <table:table-cell office:value-type="string">
            <text:p>羅馬尼亞語</text:p>
          </table:table-cell>
          <table:table-cell table:number-columns-repeated="1010"/>
        </table:table-row>
        <table:table-row table:style-name="ro1">
          <table:table-cell office:value-type="string">
            <text:p>74</text:p>
          </table:table-cell>
          <table:table-cell office:value-type="string">
            <text:p>false</text:p>
          </table:table-cell>
          <table:table-cell office:value-type="string">
            <text:p>ru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string">
            <text:p>rus</text:p>
          </table:table-cell>
          <table:table-cell table:style-name="Default" office:value-type="string">
            <text:p>Русский / Russkiy</text:p>
          </table:table-cell>
          <table:table-cell office:value-type="string">
            <text:p>Russisch</text:p>
          </table:table-cell>
          <table:table-cell office:value-type="string">
            <text:p>Russian</text:p>
          </table:table-cell>
          <table:table-cell office:value-type="string">
            <text:p>Ruso</text:p>
          </table:table-cell>
          <table:table-cell office:value-type="string">
            <text:p>Russe</text:p>
          </table:table-cell>
          <table:table-cell office:value-type="string">
            <text:p>Russo</text:p>
          </table:table-cell>
          <table:table-cell office:value-type="string">
            <text:p>Русский</text:p>
          </table:table-cell>
          <table:table-cell office:value-type="string">
            <text:p>俄语</text:p>
          </table:table-cell>
          <table:table-cell table:number-columns-repeated="1010"/>
        </table:table-row>
        <table:table-row table:style-name="ro2">
          <table:table-cell office:value-type="string">
            <text:p>75</text:p>
          </table:table-cell>
          <table:table-cell office:value-type="string">
            <text:p>false</text:p>
          </table:table-cell>
          <table:table-cell office:value-type="string">
            <text:p>sa</text:p>
          </table:table-cell>
          <table:table-cell office:value-type="string">
            <text:p>sa</text:p>
          </table:table-cell>
          <table:table-cell office:value-type="string">
            <text:p>san</text:p>
          </table:table-cell>
          <table:table-cell office:value-type="string">
            <text:p>san</text:p>
          </table:table-cell>
          <table:table-cell table:style-name="Default" office:value-type="string">
            <text:p>संस्कृतम् / Saṃskṛtam</text:p>
          </table:table-cell>
          <table:table-cell table:style-name="Default" office:value-type="string">
            <text:p>Sanskrit</text:p>
          </table:table-cell>
          <table:table-cell office:value-type="string">
            <text:p>Sanskrit</text:p>
          </table:table-cell>
          <table:table-cell office:value-type="string">
            <text:p>Sánscrito</text:p>
          </table:table-cell>
          <table:table-cell office:value-type="string">
            <text:p>Sanskrit</text:p>
          </table:table-cell>
          <table:table-cell office:value-type="string">
            <text:p>Sânscrito</text:p>
          </table:table-cell>
          <table:table-cell office:value-type="string">
            <text:p>Санскрит</text:p>
          </table:table-cell>
          <table:table-cell office:value-type="string">
            <text:p>梵语</text:p>
          </table:table-cell>
          <table:table-cell table:number-columns-repeated="1010"/>
        </table:table-row>
        <table:table-row table:style-name="ro2">
          <table:table-cell office:value-type="string">
            <text:p>76</text:p>
          </table:table-cell>
          <table:table-cell office:value-type="string">
            <text:p>false</text:p>
          </table:table-cell>
          <table:table-cell office:value-type="string">
            <text:p>sd</text:p>
          </table:table-cell>
          <table:table-cell office:value-type="string">
            <text:p>sd</text:p>
          </table:table-cell>
          <table:table-cell office:value-type="string">
            <text:p>snd</text:p>
          </table:table-cell>
          <table:table-cell office:value-type="string">
            <text:p>snd</text:p>
          </table:table-cell>
          <table:table-cell table:style-name="Default" office:value-type="string">
            <text:p>سنڌي / सिन्धी / Sindhi</text:p>
          </table:table-cell>
          <table:table-cell table:number-columns-repeated="3" office:value-type="string">
            <text:p>Sindhi</text:p>
          </table:table-cell>
          <table:table-cell office:value-type="string">
            <text:p>Sindhî</text:p>
          </table:table-cell>
          <table:table-cell office:value-type="string">
            <text:p>Sindi</text:p>
          </table:table-cell>
          <table:table-cell office:value-type="string">
            <text:p>Синдхи</text:p>
          </table:table-cell>
          <table:table-cell office:value-type="string">
            <text:p>信德语</text:p>
          </table:table-cell>
          <table:table-cell table:number-columns-repeated="1010"/>
        </table:table-row>
        <table:table-row table:style-name="ro1">
          <table:table-cell office:value-type="string">
            <text:p>77</text:p>
          </table:table-cell>
          <table:table-cell office:value-type="string">
            <text:p>false</text:p>
          </table:table-cell>
          <table:table-cell office:value-type="string">
            <text:p>sk</text:p>
          </table:table-cell>
          <table:table-cell office:value-type="string">
            <text:p>sk</text:p>
          </table:table-cell>
          <table:table-cell office:value-type="string">
            <text:p>slo</text:p>
          </table:table-cell>
          <table:table-cell office:value-type="string">
            <text:p>slk</text:p>
          </table:table-cell>
          <table:table-cell table:style-name="Default" office:value-type="string">
            <text:p>Slovenčina</text:p>
          </table:table-cell>
          <table:table-cell office:value-type="string">
            <text:p>Slowakisch</text:p>
          </table:table-cell>
          <table:table-cell office:value-type="string">
            <text:p>Slovak</text:p>
          </table:table-cell>
          <table:table-cell office:value-type="string">
            <text:p>Eslovaco</text:p>
          </table:table-cell>
          <table:table-cell office:value-type="string">
            <text:p>Slovaque</text:p>
          </table:table-cell>
          <table:table-cell office:value-type="string">
            <text:p>Eslovaco</text:p>
          </table:table-cell>
          <table:table-cell office:value-type="string">
            <text:p>Словацкий</text:p>
          </table:table-cell>
          <table:table-cell office:value-type="string">
            <text:p>斯洛伐克语</text:p>
          </table:table-cell>
          <table:table-cell table:number-columns-repeated="1010"/>
        </table:table-row>
        <table:table-row table:style-name="ro1">
          <table:table-cell office:value-type="string">
            <text:p>78</text:p>
          </table:table-cell>
          <table:table-cell office:value-type="string">
            <text:p>false</text:p>
          </table:table-cell>
          <table:table-cell office:value-type="string">
            <text:p>sl</text:p>
          </table:table-cell>
          <table:table-cell office:value-type="string">
            <text:p>sl</text:p>
          </table:table-cell>
          <table:table-cell office:value-type="string">
            <text:p>slv</text:p>
          </table:table-cell>
          <table:table-cell office:value-type="string">
            <text:p>slv</text:p>
          </table:table-cell>
          <table:table-cell table:style-name="Default" office:value-type="string">
            <text:p>Slovenščina</text:p>
          </table:table-cell>
          <table:table-cell office:value-type="string">
            <text:p>Slowenisch</text:p>
          </table:table-cell>
          <table:table-cell office:value-type="string">
            <text:p>Slovene</text:p>
          </table:table-cell>
          <table:table-cell office:value-type="string">
            <text:p>Esloveno</text:p>
          </table:table-cell>
          <table:table-cell office:value-type="string">
            <text:p>Slovène</text:p>
          </table:table-cell>
          <table:table-cell office:value-type="string">
            <text:p>Esloveno</text:p>
          </table:table-cell>
          <table:table-cell office:value-type="string">
            <text:p>Словенский</text:p>
          </table:table-cell>
          <table:table-cell office:value-type="string">
            <text:p>斯洛文尼亞语</text:p>
          </table:table-cell>
          <table:table-cell table:number-columns-repeated="1010"/>
        </table:table-row>
        <table:table-row table:style-name="ro1">
          <table:table-cell office:value-type="string">
            <text:p>79</text:p>
          </table:table-cell>
          <table:table-cell office:value-type="string">
            <text:p>false</text:p>
          </table:table-cell>
          <table:table-cell office:value-type="string">
            <text:p>sn</text:p>
          </table:table-cell>
          <table:table-cell office:value-type="string">
            <text:p>sn</text:p>
          </table:table-cell>
          <table:table-cell office:value-type="string">
            <text:p>sna</text:p>
          </table:table-cell>
          <table:table-cell office:value-type="string">
            <text:p>sna</text:p>
          </table:table-cell>
          <table:table-cell table:style-name="Default" office:value-type="string">
            <text:p>chiShona</text:p>
          </table:table-cell>
          <table:table-cell office:value-type="string">
            <text:p>Shona</text:p>
          </table:table-cell>
          <table:table-cell office:value-type="string">
            <text:p>Shona</text:p>
          </table:table-cell>
          <table:table-cell office:value-type="string">
            <text:p>Shona</text:p>
          </table:table-cell>
          <table:table-cell office:value-type="string">
            <text:p>Shona</text:p>
          </table:table-cell>
          <table:table-cell office:value-type="string">
            <text:p>Chona</text:p>
          </table:table-cell>
          <table:table-cell office:value-type="string">
            <text:p>Шона</text:p>
          </table:table-cell>
          <table:table-cell table:number-columns-repeated="1011"/>
        </table:table-row>
        <table:table-row table:style-name="ro1">
          <table:table-cell office:value-type="string">
            <text:p>80</text:p>
          </table:table-cell>
          <table:table-cell office:value-type="string">
            <text:p>false</text:p>
          </table:table-cell>
          <table:table-cell table:number-columns-repeated="2" office:value-type="string">
            <text:p>so</text:p>
          </table:table-cell>
          <table:table-cell office:value-type="string">
            <text:p>som</text:p>
          </table:table-cell>
          <table:table-cell office:value-type="string">
            <text:p>som</text:p>
          </table:table-cell>
          <table:table-cell table:style-name="Default" office:value-type="string">
            <text:p>Soomaaliga</text:p>
          </table:table-cell>
          <table:table-cell table:number-columns-repeated="2" office:value-type="string">
            <text:p>Somali</text:p>
          </table:table-cell>
          <table:table-cell office:value-type="string">
            <text:p>Somalí</text:p>
          </table:table-cell>
          <table:table-cell table:number-columns-repeated="2" office:value-type="string">
            <text:p>Somali</text:p>
          </table:table-cell>
          <table:table-cell office:value-type="string">
            <text:p>Сомалийский</text:p>
          </table:table-cell>
          <table:table-cell office:value-type="string">
            <text:p>索馬利亞語</text:p>
          </table:table-cell>
          <table:table-cell table:number-columns-repeated="1010"/>
        </table:table-row>
        <table:table-row table:style-name="ro1">
          <table:table-cell office:value-type="string">
            <text:p>81</text:p>
          </table:table-cell>
          <table:table-cell office:value-type="string">
            <text:p>false</text:p>
          </table:table-cell>
          <table:table-cell office:value-type="string">
            <text:p>sr</text:p>
          </table:table-cell>
          <table:table-cell office:value-type="string">
            <text:p>sr</text:p>
          </table:table-cell>
          <table:table-cell office:value-type="string">
            <text:p>srp</text:p>
          </table:table-cell>
          <table:table-cell office:value-type="string">
            <text:p>srp</text:p>
          </table:table-cell>
          <table:table-cell table:style-name="Default" office:value-type="string">
            <text:p>Српски / Srpski</text:p>
          </table:table-cell>
          <table:table-cell office:value-type="string">
            <text:p>Serbisch</text:p>
          </table:table-cell>
          <table:table-cell office:value-type="string">
            <text:p>Serbian</text:p>
          </table:table-cell>
          <table:table-cell office:value-type="string">
            <text:p>Serbio</text:p>
          </table:table-cell>
          <table:table-cell office:value-type="string">
            <text:p>Serbe</text:p>
          </table:table-cell>
          <table:table-cell office:value-type="string">
            <text:p>Sérvio</text:p>
          </table:table-cell>
          <table:table-cell office:value-type="string">
            <text:p>Сербский</text:p>
          </table:table-cell>
          <table:table-cell office:value-type="string">
            <text:p>塞尔维亚语</text:p>
          </table:table-cell>
          <table:table-cell table:number-columns-repeated="1010"/>
        </table:table-row>
        <table:table-row table:style-name="ro1">
          <table:table-cell office:value-type="string">
            <text:p>82</text:p>
          </table:table-cell>
          <table:table-cell office:value-type="string">
            <text:p>false</text:p>
          </table:table-cell>
          <table:table-cell office:value-type="string">
            <text:p>su</text:p>
          </table:table-cell>
          <table:table-cell office:value-type="string">
            <text:p>su</text:p>
          </table:table-cell>
          <table:table-cell table:number-columns-repeated="2" office:value-type="string">
            <text:p>sun</text:p>
          </table:table-cell>
          <table:table-cell table:style-name="Default" office:value-type="string">
            <text:p>Basa Sunda</text:p>
          </table:table-cell>
          <table:table-cell office:value-type="string">
            <text:p>Sundanesisch</text:p>
          </table:table-cell>
          <table:table-cell office:value-type="string">
            <text:p>Sundanese</text:p>
          </table:table-cell>
          <table:table-cell office:value-type="string">
            <text:p>Sondanés</text:p>
          </table:table-cell>
          <table:table-cell office:value-type="string">
            <text:p>Soundanais</text:p>
          </table:table-cell>
          <table:table-cell office:value-type="string">
            <text:p>Sundanês</text:p>
          </table:table-cell>
          <table:table-cell office:value-type="string">
            <text:p>Сунданский</text:p>
          </table:table-cell>
          <table:table-cell office:value-type="string">
            <text:p>巽他語</text:p>
          </table:table-cell>
          <table:table-cell table:number-columns-repeated="1010"/>
        </table:table-row>
        <table:table-row table:style-name="ro2">
          <table:table-cell office:value-type="string">
            <text:p>83</text:p>
          </table:table-cell>
          <table:table-cell office:value-type="string">
            <text:p>false</text:p>
          </table:table-cell>
          <table:table-cell office:value-type="string">
            <text:p>sux</text:p>
          </table:table-cell>
          <table:table-cell/>
          <table:table-cell office:value-type="string">
            <text:p>sux</text:p>
          </table:table-cell>
          <table:table-cell office:value-type="string">
            <text:p>sux</text:p>
          </table:table-cell>
          <table:table-cell table:style-name="Default" office:value-type="string">
            <text:p>𒅴𒂠 / Eme-Ĝir</text:p>
          </table:table-cell>
          <table:table-cell table:style-name="Default" office:value-type="string">
            <text:p>Sumerisch</text:p>
          </table:table-cell>
          <table:table-cell office:value-type="string">
            <text:p>Sumerian</text:p>
          </table:table-cell>
          <table:table-cell office:value-type="string">
            <text:p>Sumerio</text:p>
          </table:table-cell>
          <table:table-cell office:value-type="string">
            <text:p>Sumérien</text:p>
          </table:table-cell>
          <table:table-cell office:value-type="string">
            <text:p>Sumério</text:p>
          </table:table-cell>
          <table:table-cell office:value-type="string">
            <text:p>Шумерский</text:p>
          </table:table-cell>
          <table:table-cell office:value-type="string">
            <text:p>苏美尔语</text:p>
          </table:table-cell>
          <table:table-cell table:number-columns-repeated="1010"/>
        </table:table-row>
        <table:table-row table:style-name="ro1">
          <table:table-cell office:value-type="string">
            <text:p>84</text:p>
          </table:table-cell>
          <table:table-cell office:value-type="string">
            <text:p>false</text:p>
          </table:table-cell>
          <table:table-cell office:value-type="string">
            <text:p>sv</text:p>
          </table:table-cell>
          <table:table-cell office:value-type="string">
            <text:p>sv</text:p>
          </table:table-cell>
          <table:table-cell office:value-type="string">
            <text:p>swe</text:p>
          </table:table-cell>
          <table:table-cell office:value-type="string">
            <text:p>swe</text:p>
          </table:table-cell>
          <table:table-cell table:style-name="Default" office:value-type="string">
            <text:p>Svenska</text:p>
          </table:table-cell>
          <table:table-cell office:value-type="string">
            <text:p>Schwedisch</text:p>
          </table:table-cell>
          <table:table-cell office:value-type="string">
            <text:p>Swedish</text:p>
          </table:table-cell>
          <table:table-cell office:value-type="string">
            <text:p>Sueco</text:p>
          </table:table-cell>
          <table:table-cell office:value-type="string">
            <text:p>Suédois</text:p>
          </table:table-cell>
          <table:table-cell office:value-type="string">
            <text:p>Sueco</text:p>
          </table:table-cell>
          <table:table-cell office:value-type="string">
            <text:p>Шведский</text:p>
          </table:table-cell>
          <table:table-cell office:value-type="string">
            <text:p>瑞典语</text:p>
          </table:table-cell>
          <table:table-cell table:number-columns-repeated="1010"/>
        </table:table-row>
        <table:table-row table:style-name="ro1">
          <table:table-cell office:value-type="string">
            <text:p>85</text:p>
          </table:table-cell>
          <table:table-cell office:value-type="string">
            <text:p>false</text:p>
          </table:table-cell>
          <table:table-cell office:value-type="string">
            <text:p>sw</text:p>
          </table:table-cell>
          <table:table-cell office:value-type="string">
            <text:p>sw</text:p>
          </table:table-cell>
          <table:table-cell office:value-type="string">
            <text:p>swa</text:p>
          </table:table-cell>
          <table:table-cell office:value-type="string">
            <text:p>swa</text:p>
          </table:table-cell>
          <table:table-cell table:style-name="Default" office:value-type="string">
            <text:p>Kiswahili</text:p>
          </table:table-cell>
          <table:table-cell table:number-columns-repeated="2" office:value-type="string">
            <text:p>Swahili</text:p>
          </table:table-cell>
          <table:table-cell office:value-type="string">
            <text:p>Suajili</text:p>
          </table:table-cell>
          <table:table-cell office:value-type="string">
            <text:p>Swahili</text:p>
          </table:table-cell>
          <table:table-cell office:value-type="string">
            <text:p>Suaíli</text:p>
          </table:table-cell>
          <table:table-cell office:value-type="string">
            <text:p>Суахили</text:p>
          </table:table-cell>
          <table:table-cell office:value-type="string">
            <text:p>斯瓦希里语</text:p>
          </table:table-cell>
          <table:table-cell table:number-columns-repeated="1010"/>
        </table:table-row>
        <table:table-row table:style-name="ro2">
          <table:table-cell office:value-type="string">
            <text:p>86</text:p>
          </table:table-cell>
          <table:table-cell office:value-type="string">
            <text:p>false</text:p>
          </table:table-cell>
          <table:table-cell office:value-type="string">
            <text:p>syc</text:p>
          </table:table-cell>
          <table:table-cell/>
          <table:table-cell office:value-type="string">
            <text:p>syc</text:p>
          </table:table-cell>
          <table:table-cell office:value-type="string">
            <text:p>syc</text:p>
          </table:table-cell>
          <table:table-cell table:style-name="Default" office:value-type="string">
            <text:p>ܣܘܪܝܝܐ / Suryāyā</text:p>
          </table:table-cell>
          <table:table-cell office:value-type="string">
            <text:p>Syrisch</text:p>
          </table:table-cell>
          <table:table-cell office:value-type="string">
            <text:p>Syriac</text:p>
          </table:table-cell>
          <table:table-cell office:value-type="string">
            <text:p>Siríaco</text:p>
          </table:table-cell>
          <table:table-cell office:value-type="string">
            <text:p>Syriaque</text:p>
          </table:table-cell>
          <table:table-cell office:value-type="string">
            <text:p>Siríaco</text:p>
          </table:table-cell>
          <table:table-cell office:value-type="string">
            <text:p>Сирийский</text:p>
          </table:table-cell>
          <table:table-cell office:value-type="string">
            <text:p>敘利亞語</text:p>
          </table:table-cell>
          <table:table-cell table:number-columns-repeated="1010"/>
        </table:table-row>
        <table:table-row table:style-name="ro2">
          <table:table-cell office:value-type="string">
            <text:p>87</text:p>
          </table:table-cell>
          <table:table-cell office:value-type="string">
            <text:p>false</text:p>
          </table:table-cell>
          <table:table-cell table:number-columns-repeated="2" office:value-type="string">
            <text:p>ta</text:p>
          </table:table-cell>
          <table:table-cell table:number-columns-repeated="2" office:value-type="string">
            <text:p>tam</text:p>
          </table:table-cell>
          <table:table-cell table:style-name="Default" office:value-type="string">
            <text:p>தமிழ் / Tamiḻ</text:p>
          </table:table-cell>
          <table:table-cell office:value-type="string">
            <text:p>Tamilisch</text:p>
          </table:table-cell>
          <table:table-cell office:value-type="string">
            <text:p>Tamil</text:p>
          </table:table-cell>
          <table:table-cell table:style-name="ce2" office:value-type="string">
            <text:p>Tamil</text:p>
          </table:table-cell>
          <table:table-cell office:value-type="string">
            <text:p>Tamoul</text:p>
          </table:table-cell>
          <table:table-cell office:value-type="string">
            <text:p>Tâmil</text:p>
          </table:table-cell>
          <table:table-cell office:value-type="string">
            <text:p>Тамильский</text:p>
          </table:table-cell>
          <table:table-cell office:value-type="string">
            <text:p>泰米尔语</text:p>
          </table:table-cell>
          <table:table-cell table:number-columns-repeated="1010"/>
        </table:table-row>
        <table:table-row table:style-name="ro2">
          <table:table-cell office:value-type="string">
            <text:p>88</text:p>
          </table:table-cell>
          <table:table-cell office:value-type="string">
            <text:p>false</text:p>
          </table:table-cell>
          <table:table-cell office:value-type="string">
            <text:p>te</text:p>
          </table:table-cell>
          <table:table-cell office:value-type="string">
            <text:p>te</text:p>
          </table:table-cell>
          <table:table-cell table:number-columns-repeated="2" office:value-type="string">
            <text:p>tel</text:p>
          </table:table-cell>
          <table:table-cell table:style-name="Default" office:value-type="string">
            <text:p>తెలుగు / Telugu</text:p>
          </table:table-cell>
          <table:table-cell office:value-type="string">
            <text:p>Telugisch</text:p>
          </table:table-cell>
          <table:table-cell office:value-type="string">
            <text:p>Telugu</text:p>
          </table:table-cell>
          <table:table-cell office:value-type="string">
            <text:p>Télugu</text:p>
          </table:table-cell>
          <table:table-cell office:value-type="string">
            <text:p>Télougou</text:p>
          </table:table-cell>
          <table:table-cell office:value-type="string">
            <text:p>Telugu</text:p>
          </table:table-cell>
          <table:table-cell office:value-type="string">
            <text:p>Телугу</text:p>
          </table:table-cell>
          <table:table-cell office:value-type="string">
            <text:p>泰卢固语</text:p>
          </table:table-cell>
          <table:table-cell table:number-columns-repeated="1010"/>
        </table:table-row>
        <table:table-row table:style-name="ro2">
          <table:table-cell office:value-type="string">
            <text:p>89</text:p>
          </table:table-cell>
          <table:table-cell office:value-type="string">
            <text:p>false</text:p>
          </table:table-cell>
          <table:table-cell office:value-type="string">
            <text:p>th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string">
            <text:p>tha</text:p>
          </table:table-cell>
          <table:table-cell table:style-name="Default" office:value-type="string">
            <text:p>ไทย / Thai</text:p>
          </table:table-cell>
          <table:table-cell office:value-type="string">
            <text:p>Thailändisch</text:p>
          </table:table-cell>
          <table:table-cell office:value-type="string">
            <text:p>Thai</text:p>
          </table:table-cell>
          <table:table-cell office:value-type="string">
            <text:p>Tailandés</text:p>
          </table:table-cell>
          <table:table-cell office:value-type="string">
            <text:p>Thaï</text:p>
          </table:table-cell>
          <table:table-cell office:value-type="string">
            <text:p>Tailandês</text:p>
          </table:table-cell>
          <table:table-cell office:value-type="string">
            <text:p>Тайский</text:p>
          </table:table-cell>
          <table:table-cell office:value-type="string">
            <text:p>泰语</text:p>
          </table:table-cell>
          <table:table-cell table:number-columns-repeated="1010"/>
        </table:table-row>
        <table:table-row table:style-name="ro1">
          <table:table-cell office:value-type="string">
            <text:p>90</text:p>
          </table:table-cell>
          <table:table-cell office:value-type="string">
            <text:p>false</text:p>
          </table:table-cell>
          <table:table-cell office:value-type="string">
            <text:p>tl</text:p>
          </table:table-cell>
          <table:table-cell office:value-type="string">
            <text:p>tl</text:p>
          </table:table-cell>
          <table:table-cell office:value-type="string">
            <text:p>tgl</text:p>
          </table:table-cell>
          <table:table-cell office:value-type="string">
            <text:p>tgl</text:p>
          </table:table-cell>
          <table:table-cell table:style-name="Default" office:value-type="string">
            <text:p>Tagalog</text:p>
          </table:table-cell>
          <table:table-cell table:number-columns-repeated="2" office:value-type="string">
            <text:p>Tagalog</text:p>
          </table:table-cell>
          <table:table-cell office:value-type="string">
            <text:p>Tagalo</text:p>
          </table:table-cell>
          <table:table-cell office:value-type="string">
            <text:p>Tagal</text:p>
          </table:table-cell>
          <table:table-cell office:value-type="string">
            <text:p>Tagalo</text:p>
          </table:table-cell>
          <table:table-cell office:value-type="string">
            <text:p>Тагальский</text:p>
          </table:table-cell>
          <table:table-cell office:value-type="string">
            <text:p>他加祿語</text:p>
          </table:table-cell>
          <table:table-cell table:number-columns-repeated="1010"/>
        </table:table-row>
        <table:table-row table:style-name="ro1">
          <table:table-cell office:value-type="string">
            <text:p>91</text:p>
          </table:table-cell>
          <table:table-cell office:value-type="string">
            <text:p>false</text:p>
          </table:table-cell>
          <table:table-cell table:number-columns-repeated="2" office:value-type="string">
            <text:p>tr</text:p>
          </table:table-cell>
          <table:table-cell office:value-type="string">
            <text:p>tur</text:p>
          </table:table-cell>
          <table:table-cell office:value-type="string">
            <text:p>tur</text:p>
          </table:table-cell>
          <table:table-cell table:style-name="Default" office:value-type="string">
            <text:p>Türkçe</text:p>
          </table:table-cell>
          <table:table-cell office:value-type="string">
            <text:p>Türkisch</text:p>
          </table:table-cell>
          <table:table-cell office:value-type="string">
            <text:p>Turkish</text:p>
          </table:table-cell>
          <table:table-cell office:value-type="string">
            <text:p>Turco</text:p>
          </table:table-cell>
          <table:table-cell office:value-type="string">
            <text:p>Turc</text:p>
          </table:table-cell>
          <table:table-cell office:value-type="string">
            <text:p>Turco</text:p>
          </table:table-cell>
          <table:table-cell office:value-type="string">
            <text:p>Турецкий</text:p>
          </table:table-cell>
          <table:table-cell office:value-type="string">
            <text:p>土耳其语</text:p>
          </table:table-cell>
          <table:table-cell table:number-columns-repeated="1010"/>
        </table:table-row>
        <table:table-row table:style-name="ro1">
          <table:table-cell office:value-type="string">
            <text:p>92</text:p>
          </table:table-cell>
          <table:table-cell office:value-type="string">
            <text:p>false</text:p>
          </table:table-cell>
          <table:table-cell office:value-type="string">
            <text:p>uk</text:p>
          </table:table-cell>
          <table:table-cell office:value-type="string">
            <text:p>uk</text:p>
          </table:table-cell>
          <table:table-cell office:value-type="string">
            <text:p>ukr</text:p>
          </table:table-cell>
          <table:table-cell office:value-type="string">
            <text:p>ukr</text:p>
          </table:table-cell>
          <table:table-cell table:style-name="Default" office:value-type="string">
            <text:p>Українська / Ukrayins’ka</text:p>
          </table:table-cell>
          <table:table-cell office:value-type="string">
            <text:p>Ukrainisch</text:p>
          </table:table-cell>
          <table:table-cell office:value-type="string">
            <text:p>Ukrainian</text:p>
          </table:table-cell>
          <table:table-cell office:value-type="string">
            <text:p>Ucraniano</text:p>
          </table:table-cell>
          <table:table-cell office:value-type="string">
            <text:p>Ukrainien</text:p>
          </table:table-cell>
          <table:table-cell office:value-type="string">
            <text:p>Ucraniano</text:p>
          </table:table-cell>
          <table:table-cell office:value-type="string">
            <text:p>Украинский</text:p>
          </table:table-cell>
          <table:table-cell office:value-type="string">
            <text:p>乌克兰语</text:p>
          </table:table-cell>
          <table:table-cell table:number-columns-repeated="1010"/>
        </table:table-row>
        <table:table-row table:style-name="ro2">
          <table:table-cell office:value-type="string">
            <text:p>93</text:p>
          </table:table-cell>
          <table:table-cell office:value-type="string">
            <text:p>false</text:p>
          </table:table-cell>
          <table:table-cell office:value-type="string">
            <text:p>ur</text:p>
          </table:table-cell>
          <table:table-cell office:value-type="string">
            <text:p>ur</text:p>
          </table:table-cell>
          <table:table-cell office:value-type="string">
            <text:p>urd</text:p>
          </table:table-cell>
          <table:table-cell office:value-type="string">
            <text:p>urd</text:p>
          </table:table-cell>
          <table:table-cell table:style-name="Default" office:value-type="string">
            <text:p>اردو / Urdu</text:p>
          </table:table-cell>
          <table:table-cell table:number-columns-repeated="3" office:value-type="string">
            <text:p>Urdu</text:p>
          </table:table-cell>
          <table:table-cell office:value-type="string">
            <text:p>Ourdou</text:p>
          </table:table-cell>
          <table:table-cell office:value-type="string">
            <text:p>Urdu</text:p>
          </table:table-cell>
          <table:table-cell office:value-type="string">
            <text:p>Урду</text:p>
          </table:table-cell>
          <table:table-cell office:value-type="string">
            <text:p>乌尔都语</text:p>
          </table:table-cell>
          <table:table-cell table:number-columns-repeated="1010"/>
        </table:table-row>
        <table:table-row table:style-name="ro1">
          <table:table-cell office:value-type="string">
            <text:p>94</text:p>
          </table:table-cell>
          <table:table-cell office:value-type="string">
            <text:p>false</text:p>
          </table:table-cell>
          <table:table-cell office:value-type="string">
            <text:p>uz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string">
            <text:p>uzb</text:p>
          </table:table-cell>
          <table:table-cell table:style-name="Default" office:value-type="string">
            <text:p>Oʻzbekcha</text:p>
          </table:table-cell>
          <table:table-cell office:value-type="string">
            <text:p>Usbekisch</text:p>
          </table:table-cell>
          <table:table-cell office:value-type="string">
            <text:p>Uzbek</text:p>
          </table:table-cell>
          <table:table-cell office:value-type="string">
            <text:p>Uzbeko</text:p>
          </table:table-cell>
          <table:table-cell office:value-type="string">
            <text:p>Ouzbek</text:p>
          </table:table-cell>
          <table:table-cell office:value-type="string">
            <text:p>Uzbeque</text:p>
          </table:table-cell>
          <table:table-cell office:value-type="string">
            <text:p>Узбекский</text:p>
          </table:table-cell>
          <table:table-cell office:value-type="string">
            <text:p>乌兹别克语</text:p>
          </table:table-cell>
          <table:table-cell table:number-columns-repeated="1010"/>
        </table:table-row>
        <table:table-row table:style-name="ro1">
          <table:table-cell office:value-type="string">
            <text:p>95</text:p>
          </table:table-cell>
          <table:table-cell office:value-type="string">
            <text:p>false</text:p>
          </table:table-cell>
          <table:table-cell table:number-columns-repeated="2" office:value-type="string">
            <text:p>vi</text:p>
          </table:table-cell>
          <table:table-cell table:number-columns-repeated="2" office:value-type="string">
            <text:p>vie</text:p>
          </table:table-cell>
          <table:table-cell table:style-name="Default" office:value-type="string">
            <text:p>Tiếng Việt</text:p>
          </table:table-cell>
          <table:table-cell office:value-type="string">
            <text:p>Vietnamesisch</text:p>
          </table:table-cell>
          <table:table-cell office:value-type="string">
            <text:p>Vietnamese</text:p>
          </table:table-cell>
          <table:table-cell office:value-type="string">
            <text:p>Vietnamita</text:p>
          </table:table-cell>
          <table:table-cell office:value-type="string">
            <text:p>Vietnamien</text:p>
          </table:table-cell>
          <table:table-cell office:value-type="string">
            <text:p>Vietnamita</text:p>
          </table:table-cell>
          <table:table-cell office:value-type="string">
            <text:p>Вьетнамский</text:p>
          </table:table-cell>
          <table:table-cell office:value-type="string">
            <text:p>越南语</text:p>
          </table:table-cell>
          <table:table-cell table:number-columns-repeated="1010"/>
        </table:table-row>
        <table:table-row table:style-name="ro1">
          <table:table-cell office:value-type="string">
            <text:p>96</text:p>
          </table:table-cell>
          <table:table-cell office:value-type="string">
            <text:p>false</text:p>
          </table:table-cell>
          <table:table-cell office:value-type="string">
            <text:p>vo</text:p>
          </table:table-cell>
          <table:table-cell office:value-type="string">
            <text:p>vo</text:p>
          </table:table-cell>
          <table:table-cell table:number-columns-repeated="2" office:value-type="string">
            <text:p>vol</text:p>
          </table:table-cell>
          <table:table-cell table:style-name="Default" office:value-type="string">
            <text:p>Volapük</text:p>
          </table:table-cell>
          <table:table-cell office:value-type="string">
            <text:p>Volapük</text:p>
          </table:table-cell>
          <table:table-cell office:value-type="string">
            <text:p>Volapük</text:p>
          </table:table-cell>
          <table:table-cell office:value-type="string">
            <text:p>Volapük</text:p>
          </table:table-cell>
          <table:table-cell office:value-type="string">
            <text:p>Volapük</text:p>
          </table:table-cell>
          <table:table-cell office:value-type="string">
            <text:p>Volapuque</text:p>
          </table:table-cell>
          <table:table-cell office:value-type="string">
            <text:p>Волапюк</text:p>
          </table:table-cell>
          <table:table-cell office:value-type="string">
            <text:p>沃拉普克语</text:p>
          </table:table-cell>
          <table:table-cell table:number-columns-repeated="1010"/>
        </table:table-row>
        <table:table-row table:style-name="ro1">
          <table:table-cell office:value-type="string">
            <text:p>97</text:p>
          </table:table-cell>
          <table:table-cell office:value-type="string">
            <text:p>false</text:p>
          </table:table-cell>
          <table:table-cell office:value-type="string">
            <text:p>war</text:p>
          </table:table-cell>
          <table:table-cell/>
          <table:table-cell table:number-columns-repeated="2" office:value-type="string">
            <text:p>war</text:p>
          </table:table-cell>
          <table:table-cell table:style-name="Default" office:value-type="string">
            <text:p>Winaray</text:p>
          </table:table-cell>
          <table:table-cell office:value-type="string">
            <text:p>Wáray-Wáray</text:p>
          </table:table-cell>
          <table:table-cell office:value-type="string">
            <text:p>Waray-Waray</text:p>
          </table:table-cell>
          <table:table-cell office:value-type="string">
            <text:p>Samareño</text:p>
          </table:table-cell>
          <table:table-cell office:value-type="string">
            <text:p>Waray-waray</text:p>
          </table:table-cell>
          <table:table-cell office:value-type="string">
            <text:p>Waray-Waray</text:p>
          </table:table-cell>
          <table:table-cell office:value-type="string">
            <text:p>Варайский</text:p>
          </table:table-cell>
          <table:table-cell office:value-type="string">
            <text:p>瓦瑞瓦瑞語</text:p>
          </table:table-cell>
          <table:table-cell table:number-columns-repeated="1010"/>
        </table:table-row>
        <table:table-row table:style-name="ro1">
          <table:table-cell office:value-type="string">
            <text:p>98</text:p>
          </table:table-cell>
          <table:table-cell office:value-type="string">
            <text:p>false</text:p>
          </table:table-cell>
          <table:table-cell table:number-columns-repeated="2" office:value-type="string">
            <text:p>yo</text:p>
          </table:table-cell>
          <table:table-cell office:value-type="string">
            <text:p>yor</text:p>
          </table:table-cell>
          <table:table-cell office:value-type="string">
            <text:p>yor</text:p>
          </table:table-cell>
          <table:table-cell table:style-name="Default" office:value-type="string">
            <text:p>Yorùbá</text:p>
          </table:table-cell>
          <table:table-cell table:number-columns-repeated="4" office:value-type="string">
            <text:p>Yoruba</text:p>
          </table:table-cell>
          <table:table-cell office:value-type="string">
            <text:p>Iorubá</text:p>
          </table:table-cell>
          <table:table-cell office:value-type="string">
            <text:p>Йоруба</text:p>
          </table:table-cell>
          <table:table-cell office:value-type="string">
            <text:p>约鲁巴语</text:p>
          </table:table-cell>
          <table:table-cell table:number-columns-repeated="1010"/>
        </table:table-row>
        <table:table-row table:style-name="ro2">
          <table:table-cell office:value-type="string">
            <text:p>99</text:p>
          </table:table-cell>
          <table:table-cell office:value-type="string">
            <text:p>false</text:p>
          </table:table-cell>
          <table:table-cell office:value-type="string">
            <text:p>zh</text:p>
          </table:table-cell>
          <table:table-cell office:value-type="string">
            <text:p>zh</text:p>
          </table:table-cell>
          <table:table-cell office:value-type="string">
            <text:p>chi</text:p>
          </table:table-cell>
          <table:table-cell office:value-type="string">
            <text:p>zho</text:p>
          </table:table-cell>
          <table:table-cell table:style-name="Default" office:value-type="string">
            <text:p>中文 / Zhōngwén</text:p>
          </table:table-cell>
          <table:table-cell office:value-type="string">
            <text:p>Chinesisch</text:p>
          </table:table-cell>
          <table:table-cell office:value-type="string">
            <text:p>Chinese</text:p>
          </table:table-cell>
          <table:table-cell office:value-type="string">
            <text:p>Chino</text:p>
          </table:table-cell>
          <table:table-cell office:value-type="string">
            <text:p>Chinois</text:p>
          </table:table-cell>
          <table:table-cell office:value-type="string">
            <text:p>Chinês</text:p>
          </table:table-cell>
          <table:table-cell office:value-type="string">
            <text:p>Китайский</text:p>
          </table:table-cell>
          <table:table-cell office:value-type="string">
            <text:p>中文</text:p>
          </table:table-cell>
          <table:table-cell table:number-columns-repeated="1010"/>
        </table:table-row>
        <table:table-row table:style-name="ro1">
          <table:table-cell office:value-type="string">
            <text:p>100</text:p>
          </table:table-cell>
          <table:table-cell office:value-type="string">
            <text:p>false</text:p>
          </table:table-cell>
          <table:table-cell office:value-type="string">
            <text:p>zu</text:p>
          </table:table-cell>
          <table:table-cell office:value-type="string">
            <text:p>zu</text:p>
          </table:table-cell>
          <table:table-cell office:value-type="string">
            <text:p>zul</text:p>
          </table:table-cell>
          <table:table-cell office:value-type="string">
            <text:p>zul</text:p>
          </table:table-cell>
          <table:table-cell table:style-name="Default" office:value-type="string">
            <text:p>isiZulu</text:p>
          </table:table-cell>
          <table:table-cell table:number-columns-repeated="2" office:value-type="string">
            <text:p>Zulu</text:p>
          </table:table-cell>
          <table:table-cell office:value-type="string">
            <text:p>Zulú</text:p>
          </table:table-cell>
          <table:table-cell office:value-type="string">
            <text:p>Zoulou</text:p>
          </table:table-cell>
          <table:table-cell office:value-type="string">
            <text:p>Zulu</text:p>
          </table:table-cell>
          <table:table-cell office:value-type="string">
            <text:p>Зулу</text:p>
          </table:table-cell>
          <table:table-cell office:value-type="string">
            <text:p>祖鲁语</text:p>
          </table:table-cell>
          <table:table-cell table:number-columns-repeated="1010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1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119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6"/>
          <table:table-cell table:style-name="Default"/>
          <table:table-cell table:number-columns-repeated="1017"/>
        </table:table-row>
        <table:table-row table:style-name="ro3" table:number-rows-repeated="10483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R101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calligra="http://www.calligra.org/2005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 style:data-style-name="N2" text:time-value="0000-00-00T16:49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1$Linux_X86_64 LibreOffice_project/400m0$Build-1</meta:generator>
    <dc:title/>
    <meta:initial-creator>Unknown</meta:initial-creator>
    <meta:editing-cycles>174</meta:editing-cycles>
    <dc:date>2013-04-06T16:53:52</dc:date>
    <meta:creation-date>2013-03-01T18:46:04</meta:creation-date>
    <meta:editing-duration>PT11H12M42S</meta:editing-duration>
    <meta:document-statistic meta:table-count="1" meta:cell-count="1396" meta:object-count="0"/>
  </office:meta>
</office:document-meta>
</file>